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細明體" svg:font-family="細明體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FF0000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style:vertical-align="middle"/>
      <style:text-properties style:font-name="新細明體" style:font-name-asian="新細明體" style:font-name-complex="新細明體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0000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FF0000" style:font-name="細明體" style:font-name-asian="細明體" style:font-name-complex="細明體" style:font-family-generic="modern"/>
    </style:style>
    <style:style style:name="ce1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1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12" style:family="table-cell" style:parent-style-name="Default" style:data-style-name="N0">
      <style:table-cell-properties style:vertical-align="middle"/>
    </style:style>
    <style:style style:name="ce13" style:family="table-cell" style:parent-style-name="_19968__33324__Book3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4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15" style:family="table-cell" style:parent-style-name="_19968__33324__Book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" style:family="table-cell" style:parent-style-name="_19968__33324__Book3" style:data-style-name="N48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8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9" style:family="table-cell" style:parent-style-name="_19968__33324__Book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" style:family="table-cell" style:parent-style-name="_19968__33324__Book3" style:data-style-name="N48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3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4" style:family="table-cell" style:parent-style-name="_19968__33324__Book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_19968__33324__Book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7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8" style:family="table-cell" style:parent-style-name="_19968__33324__Book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9" style:family="table-cell" style:parent-style-name="_21315__20998__20301__91_0_93_" style:data-style-name="N5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1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35" style:family="table-cell" style:parent-style-name="_21315__20998__20301__91_0_93_" style:data-style-name="N50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36" style:family="table-cell" style:parent-style-name="_21315__20998__20301__91_0_93_" style:data-style-name="N5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39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40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1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48" style:family="table-cell" style:parent-style-name="_21315__20998__20301__91_0_93_" style:data-style-name="N50">
      <style:table-cell-properties fo:border-top="thin solid #000000" fo:border-bottom="thin solid #000000" fo:border-left="thin solid #000000" fo:border-right="none" style:vertical-align="middle" style:cell-protect="none" style:repeat-content="false"/>
      <style:paragraph-properties fo:text-align="center"/>
    </style:style>
    <style:style style:name="ce49" style:family="table-cell" style:parent-style-name="_21315__20998__20301__91_0_93_" style:data-style-name="N50">
      <style:table-cell-properties fo:border-top="thin solid #000000" fo:border-bottom="thin solid #000000" fo:border-left="none" fo:border-right="none" style:vertical-align="middle" style:cell-protect="none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21315__20998__20301__91_0_93_" style:data-style-name="N50">
      <style:table-cell-properties fo:border="thin solid #000000" style:vertical-align="middle" style:cell-protect="none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243541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1.48166666666667cm"/>
    </style:style>
    <style:style style:name="co11" style:family="table-column">
      <style:table-column-properties fo:break-before="auto" style:column-width="2.778125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32833333333333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15pt" style:use-optimal-row-height="false" fo:break-before="auto"/>
    </style:style>
    <style:style style:name="ro3" style:family="table-row">
      <style:table-row-properties style:row-height="27.15pt" style:use-optimal-row-height="false" fo:break-before="auto"/>
    </style:style>
    <style:style style:name="ro4" style:family="table-row">
      <style:table-row-properties style:row-height="22.35pt" style:use-optimal-row-height="false" fo:break-before="auto"/>
    </style:style>
    <style:style style:name="ro5" style:family="table-row">
      <style:table-row-properties style:row-height="25.2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22.8pt" style:use-optimal-row-height="false" fo:break-before="auto"/>
    </style:style>
    <style:style style:name="ro8" style:family="table-row">
      <style:table-row-properties style:row-height="25.8pt" style:use-optimal-row-height="false" fo:break-before="auto"/>
    </style:style>
    <style:style style:name="ro9" style:family="table-row">
      <style:table-row-properties style:row-height="24.6pt" style:use-optimal-row-height="false" fo:break-before="auto"/>
    </style:style>
    <style:style style:name="ro10" style:family="table-row">
      <style:table-row-properties style:row-height="23.4pt" style:use-optimal-row-height="false" fo:break-before="auto"/>
    </style:style>
    <style:style style:name="ro11" style:family="table-row">
      <style:table-row-properties style:row-height="19.8pt" style:use-optimal-row-height="false" fo:break-before="auto"/>
    </style:style>
    <style:style style:name="ro12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齡結構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11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4" table:default-cell-style-name="ce1"/>
        <table:table-column table:style-name="co12" table:number-columns-repeated="2" table:default-cell-style-name="ce1"/>
        <table:table-column table:style-name="co10" table:default-cell-style-name="ce2"/>
        <table:table-column table:style-name="co13" table:number-columns-repeated="16352" table:default-cell-style-name="ce1"/>
        <table:table-row table:style-name="ro1">
          <table:table-cell office:value-type="string" table:number-columns-spanned="32" table:number-rows-spanned="1" table:style-name="ce37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1"/>
          <table:table-cell table:number-columns-repeated="12" table:style-name="ce35"/>
          <table:table-cell table:style-name="ce1"/>
          <table:table-cell office:value-type="string" table:style-name="ce36">
            <text:p><text:s text:c="7"/>中 華 民 國 105 年 6 月 底</text:p>
          </table:table-cell>
          <table:table-cell table:number-columns-repeated="13" table:style-name="ce35"/>
          <table:table-cell table:number-columns-repeated="2" table:style-name="ce34"/>
          <table:table-cell office:value-type="string" table:style-name="ce33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53">
            <text:p>區域別</text:p>
          </table:table-cell>
          <table:table-cell office:value-type="string" table:number-columns-spanned="3" table:number-rows-spanned="1" table:style-name="ce56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54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50">
            <text:p>0<text:s/><text:span text:style-name="T5">～</text:span><text:s/>6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0">
            <text:p>0<text:s/><text:span text:style-name="T5">～</text:span><text:s/>11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0">
            <text:p>0<text:s/><text:span text:style-name="T5">～</text:span><text:s/>12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0">
            <text:p>12<text:s/><text:span text:style-name="T5">～</text:span><text:s/>17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5">
            <text:p>20<text:span text:style-name="T3">歲以上</text:span></text:p>
          </table:table-cell>
          <table:covered-table-cell table:number-columns-repeated="3"/>
          <table:table-cell office:value-type="string" table:number-columns-spanned="4" table:number-rows-spanned="1" table:style-name="ce45">
            <text:p>65<text:span text:style-name="T5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0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29">
            <text:p>總 <text:s text:c="3"/>計</text:p>
          </table:table-cell>
          <table:table-cell office:value-type="float" office:value="23508362" table:style-name="ce27">
            <text:p>23,508,362</text:p>
          </table:table-cell>
          <table:table-cell office:value-type="float" office:value="11711541" table:style-name="ce27">
            <text:p>11,711,541</text:p>
          </table:table-cell>
          <table:table-cell office:value-type="float" office:value="11796821" table:style-name="ce27">
            <text:p>11,796,821</text:p>
          </table:table-cell>
          <table:table-cell office:value-type="float" office:value="1060485" table:style-name="ce27">
            <text:p>1,060,485</text:p>
          </table:table-cell>
          <table:table-cell office:value-type="float" office:value="549322" table:style-name="ce27">
            <text:p>549,322</text:p>
          </table:table-cell>
          <table:table-cell office:value-type="float" office:value="511163" table:style-name="ce27">
            <text:p>511,163</text:p>
          </table:table-cell>
          <table:table-cell office:value-type="float" office:value="4.51" table:style-name="ce28">
            <text:p>4.51</text:p>
          </table:table-cell>
          <table:table-cell office:value-type="float" office:value="1427029" table:style-name="ce27">
            <text:p>1,427,029</text:p>
          </table:table-cell>
          <table:table-cell office:value-type="float" office:value="740169" table:style-name="ce27">
            <text:p>740,169</text:p>
          </table:table-cell>
          <table:table-cell office:value-type="float" office:value="686860" table:style-name="ce27">
            <text:p>686,860</text:p>
          </table:table-cell>
          <table:table-cell office:value-type="float" office:value="6.07" table:style-name="ce28">
            <text:p>6.07</text:p>
          </table:table-cell>
          <table:table-cell office:value-type="float" office:value="2455366" table:style-name="ce27">
            <text:p>2,455,366</text:p>
          </table:table-cell>
          <table:table-cell office:value-type="float" office:value="1277171" table:style-name="ce27">
            <text:p>1,277,171</text:p>
          </table:table-cell>
          <table:table-cell office:value-type="float" office:value="1178195" table:style-name="ce27">
            <text:p>1,178,195</text:p>
          </table:table-cell>
          <table:table-cell office:value-type="float" office:value="10.44" table:style-name="ce28">
            <text:p>10.44</text:p>
          </table:table-cell>
          <table:table-cell office:value-type="float" office:value="2676242" table:style-name="ce27">
            <text:p>2,676,242</text:p>
          </table:table-cell>
          <table:table-cell office:value-type="float" office:value="1393333" table:style-name="ce27">
            <text:p>1,393,333</text:p>
          </table:table-cell>
          <table:table-cell office:value-type="float" office:value="1282909" table:style-name="ce27">
            <text:p>1,282,909</text:p>
          </table:table-cell>
          <table:table-cell office:value-type="float" office:value="11.38" table:style-name="ce28">
            <text:p>11.38</text:p>
          </table:table-cell>
          <table:table-cell office:value-type="float" office:value="1557941" table:style-name="ce27">
            <text:p>1,557,941</text:p>
          </table:table-cell>
          <table:table-cell office:value-type="float" office:value="813531" table:style-name="ce27">
            <text:p>813,531</text:p>
          </table:table-cell>
          <table:table-cell office:value-type="float" office:value="744410" table:style-name="ce27">
            <text:p>744,410</text:p>
          </table:table-cell>
          <table:table-cell office:value-type="float" office:value="6.63" table:style-name="ce28">
            <text:p>6.63</text:p>
          </table:table-cell>
          <table:table-cell office:value-type="float" office:value="18871820" table:style-name="ce27">
            <text:p>18,871,820</text:p>
          </table:table-cell>
          <table:table-cell office:value-type="float" office:value="9296716" table:style-name="ce27">
            <text:p>9,296,716</text:p>
          </table:table-cell>
          <table:table-cell office:value-type="float" office:value="9575104" table:style-name="ce27">
            <text:p>9,575,104</text:p>
          </table:table-cell>
          <table:table-cell office:value-type="float" office:value="80.28" table:style-name="ce28">
            <text:p>80.28</text:p>
          </table:table-cell>
          <table:table-cell office:value-type="float" office:value="3015491" table:style-name="ce27">
            <text:p>3,015,491</text:p>
          </table:table-cell>
          <table:table-cell office:value-type="float" office:value="1393162" table:style-name="ce27">
            <text:p>1,393,162</text:p>
          </table:table-cell>
          <table:table-cell office:value-type="float" office:value="1622329" table:style-name="ce27">
            <text:p>1,622,329</text:p>
          </table:table-cell>
          <table:table-cell office:value-type="float" office:value="12.83" table:style-name="ce26">
            <text:p>12.83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新北市</text:p>
          </table:table-cell>
          <table:table-cell office:value-type="float" office:value="3972204" table:style-name="ce23">
            <text:p>3,972,204</text:p>
          </table:table-cell>
          <table:table-cell office:value-type="float" office:value="1950470" table:style-name="ce23">
            <text:p>1,950,470</text:p>
          </table:table-cell>
          <table:table-cell office:value-type="float" office:value="2021734" table:style-name="ce23">
            <text:p>2,021,734</text:p>
          </table:table-cell>
          <table:table-cell office:value-type="float" office:value="170923" table:style-name="ce23">
            <text:p>170,923</text:p>
          </table:table-cell>
          <table:table-cell office:value-type="float" office:value="88373" table:style-name="ce23">
            <text:p>88,373</text:p>
          </table:table-cell>
          <table:table-cell office:value-type="float" office:value="82550" table:style-name="ce23">
            <text:p>82,550</text:p>
          </table:table-cell>
          <table:table-cell office:value-type="float" office:value="4.3" table:style-name="ce24">
            <text:p>4.30</text:p>
          </table:table-cell>
          <table:table-cell office:value-type="float" office:value="231714" table:style-name="ce23">
            <text:p>231,714</text:p>
          </table:table-cell>
          <table:table-cell office:value-type="float" office:value="120123" table:style-name="ce23">
            <text:p>120,123</text:p>
          </table:table-cell>
          <table:table-cell office:value-type="float" office:value="111591" table:style-name="ce23">
            <text:p>111,591</text:p>
          </table:table-cell>
          <table:table-cell office:value-type="float" office:value="5.83" table:style-name="ce24">
            <text:p>5.83</text:p>
          </table:table-cell>
          <table:table-cell office:value-type="float" office:value="399858" table:style-name="ce23">
            <text:p>399,858</text:p>
          </table:table-cell>
          <table:table-cell office:value-type="float" office:value="207877" table:style-name="ce23">
            <text:p>207,877</text:p>
          </table:table-cell>
          <table:table-cell office:value-type="float" office:value="191981" table:style-name="ce23">
            <text:p>191,981</text:p>
          </table:table-cell>
          <table:table-cell office:value-type="float" office:value="10.07" table:style-name="ce24">
            <text:p>10.07</text:p>
          </table:table-cell>
          <table:table-cell office:value-type="float" office:value="434285" table:style-name="ce23">
            <text:p>434,285</text:p>
          </table:table-cell>
          <table:table-cell office:value-type="float" office:value="226038" table:style-name="ce23">
            <text:p>226,038</text:p>
          </table:table-cell>
          <table:table-cell office:value-type="float" office:value="208247" table:style-name="ce23">
            <text:p>208,247</text:p>
          </table:table-cell>
          <table:table-cell office:value-type="float" office:value="10.93" table:style-name="ce24">
            <text:p>10.93</text:p>
          </table:table-cell>
          <table:table-cell office:value-type="float" office:value="250242" table:style-name="ce23">
            <text:p>250,242</text:p>
          </table:table-cell>
          <table:table-cell office:value-type="float" office:value="130312" table:style-name="ce23">
            <text:p>130,312</text:p>
          </table:table-cell>
          <table:table-cell office:value-type="float" office:value="119930" table:style-name="ce23">
            <text:p>119,930</text:p>
          </table:table-cell>
          <table:table-cell office:value-type="float" office:value="6.3" table:style-name="ce24">
            <text:p>6.30</text:p>
          </table:table-cell>
          <table:table-cell office:value-type="float" office:value="3219635" table:style-name="ce23">
            <text:p>3,219,635</text:p>
          </table:table-cell>
          <table:table-cell office:value-type="float" office:value="1558945" table:style-name="ce23">
            <text:p>1,558,945</text:p>
          </table:table-cell>
          <table:table-cell office:value-type="float" office:value="1660690" table:style-name="ce23">
            <text:p>1,660,690</text:p>
          </table:table-cell>
          <table:table-cell office:value-type="float" office:value="81.05" table:style-name="ce24">
            <text:p>81.05</text:p>
          </table:table-cell>
          <table:table-cell office:value-type="float" office:value="445867" table:style-name="ce23">
            <text:p>445,867</text:p>
          </table:table-cell>
          <table:table-cell office:value-type="float" office:value="205990" table:style-name="ce23">
            <text:p>205,990</text:p>
          </table:table-cell>
          <table:table-cell office:value-type="float" office:value="239877" table:style-name="ce23">
            <text:p>239,877</text:p>
          </table:table-cell>
          <table:table-cell office:value-type="float" office:value="11.22" table:style-name="ce22">
            <text:p>11.22</text:p>
          </table:table-cell>
          <table:table-cell table:number-columns-repeated="16352"/>
        </table:table-row>
        <table:table-row table:style-name="ro6">
          <table:table-cell office:value-type="string" table:style-name="ce25">
            <text:p>臺北市</text:p>
          </table:table-cell>
          <table:table-cell office:value-type="float" office:value="2702925" table:style-name="ce23">
            <text:p>2,702,925</text:p>
          </table:table-cell>
          <table:table-cell office:value-type="float" office:value="1293639" table:style-name="ce23">
            <text:p>1,293,639</text:p>
          </table:table-cell>
          <table:table-cell office:value-type="float" office:value="1409286" table:style-name="ce23">
            <text:p>1,409,286</text:p>
          </table:table-cell>
          <table:table-cell office:value-type="float" office:value="149955" table:style-name="ce23">
            <text:p>149,955</text:p>
          </table:table-cell>
          <table:table-cell office:value-type="float" office:value="77251" table:style-name="ce23">
            <text:p>77,251</text:p>
          </table:table-cell>
          <table:table-cell office:value-type="float" office:value="72704" table:style-name="ce23">
            <text:p>72,704</text:p>
          </table:table-cell>
          <table:table-cell office:value-type="float" office:value="5.55" table:style-name="ce24">
            <text:p>5.55</text:p>
          </table:table-cell>
          <table:table-cell office:value-type="float" office:value="194241" table:style-name="ce23">
            <text:p>194,241</text:p>
          </table:table-cell>
          <table:table-cell office:value-type="float" office:value="100151" table:style-name="ce23">
            <text:p>100,151</text:p>
          </table:table-cell>
          <table:table-cell office:value-type="float" office:value="94090" table:style-name="ce23">
            <text:p>94,090</text:p>
          </table:table-cell>
          <table:table-cell office:value-type="float" office:value="7.19" table:style-name="ce24">
            <text:p>7.19</text:p>
          </table:table-cell>
          <table:table-cell office:value-type="float" office:value="303650" table:style-name="ce23">
            <text:p>303,650</text:p>
          </table:table-cell>
          <table:table-cell office:value-type="float" office:value="157409" table:style-name="ce23">
            <text:p>157,409</text:p>
          </table:table-cell>
          <table:table-cell office:value-type="float" office:value="146241" table:style-name="ce23">
            <text:p>146,241</text:p>
          </table:table-cell>
          <table:table-cell office:value-type="float" office:value="11.23" table:style-name="ce24">
            <text:p>11.23</text:p>
          </table:table-cell>
          <table:table-cell office:value-type="float" office:value="326829" table:style-name="ce23">
            <text:p>326,829</text:p>
          </table:table-cell>
          <table:table-cell office:value-type="float" office:value="169578" table:style-name="ce23">
            <text:p>169,578</text:p>
          </table:table-cell>
          <table:table-cell office:value-type="float" office:value="157251" table:style-name="ce23">
            <text:p>157,251</text:p>
          </table:table-cell>
          <table:table-cell office:value-type="float" office:value="12.09" table:style-name="ce24">
            <text:p>12.09</text:p>
          </table:table-cell>
          <table:table-cell office:value-type="float" office:value="156926" table:style-name="ce23">
            <text:p>156,926</text:p>
          </table:table-cell>
          <table:table-cell office:value-type="float" office:value="81840" table:style-name="ce23">
            <text:p>81,840</text:p>
          </table:table-cell>
          <table:table-cell office:value-type="float" office:value="75086" table:style-name="ce23">
            <text:p>75,086</text:p>
          </table:table-cell>
          <table:table-cell office:value-type="float" office:value="5.81" table:style-name="ce24">
            <text:p>5.81</text:p>
          </table:table-cell>
          <table:table-cell office:value-type="float" office:value="2182911" table:style-name="ce23">
            <text:p>2,182,911</text:p>
          </table:table-cell>
          <table:table-cell office:value-type="float" office:value="1023766" table:style-name="ce23">
            <text:p>1,023,766</text:p>
          </table:table-cell>
          <table:table-cell office:value-type="float" office:value="1159145" table:style-name="ce23">
            <text:p>1,159,145</text:p>
          </table:table-cell>
          <table:table-cell office:value-type="float" office:value="80.760000000000005" table:style-name="ce24">
            <text:p>80.76</text:p>
          </table:table-cell>
          <table:table-cell office:value-type="float" office:value="408912" table:style-name="ce23">
            <text:p>408,912</text:p>
          </table:table-cell>
          <table:table-cell office:value-type="float" office:value="184748" table:style-name="ce23">
            <text:p>184,748</text:p>
          </table:table-cell>
          <table:table-cell office:value-type="float" office:value="224164" table:style-name="ce23">
            <text:p>224,164</text:p>
          </table:table-cell>
          <table:table-cell office:value-type="float" office:value="15.13" table:style-name="ce22">
            <text:p>15.13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桃園市</text:p>
          </table:table-cell>
          <table:table-cell office:value-type="float" office:value="2124339" table:style-name="ce23">
            <text:p>2,124,339</text:p>
          </table:table-cell>
          <table:table-cell office:value-type="float" office:value="1061023" table:style-name="ce23">
            <text:p>1,061,023</text:p>
          </table:table-cell>
          <table:table-cell office:value-type="float" office:value="1063316" table:style-name="ce23">
            <text:p>1,063,316</text:p>
          </table:table-cell>
          <table:table-cell office:value-type="float" office:value="107922" table:style-name="ce23">
            <text:p>107,922</text:p>
          </table:table-cell>
          <table:table-cell office:value-type="float" office:value="55971" table:style-name="ce23">
            <text:p>55,971</text:p>
          </table:table-cell>
          <table:table-cell office:value-type="float" office:value="51951" table:style-name="ce23">
            <text:p>51,951</text:p>
          </table:table-cell>
          <table:table-cell office:value-type="float" office:value="5.08" table:style-name="ce24">
            <text:p>5.08</text:p>
          </table:table-cell>
          <table:table-cell office:value-type="float" office:value="146011" table:style-name="ce23">
            <text:p>146,011</text:p>
          </table:table-cell>
          <table:table-cell office:value-type="float" office:value="75806" table:style-name="ce23">
            <text:p>75,806</text:p>
          </table:table-cell>
          <table:table-cell office:value-type="float" office:value="70205" table:style-name="ce23">
            <text:p>70,205</text:p>
          </table:table-cell>
          <table:table-cell office:value-type="float" office:value="6.87" table:style-name="ce24">
            <text:p>6.87</text:p>
          </table:table-cell>
          <table:table-cell office:value-type="float" office:value="254477" table:style-name="ce23">
            <text:p>254,477</text:p>
          </table:table-cell>
          <table:table-cell office:value-type="float" office:value="132611" table:style-name="ce23">
            <text:p>132,611</text:p>
          </table:table-cell>
          <table:table-cell office:value-type="float" office:value="121866" table:style-name="ce23">
            <text:p>121,866</text:p>
          </table:table-cell>
          <table:table-cell office:value-type="float" office:value="11.98" table:style-name="ce24">
            <text:p>11.98</text:p>
          </table:table-cell>
          <table:table-cell office:value-type="float" office:value="277339" table:style-name="ce23">
            <text:p>277,339</text:p>
          </table:table-cell>
          <table:table-cell office:value-type="float" office:value="144716" table:style-name="ce23">
            <text:p>144,716</text:p>
          </table:table-cell>
          <table:table-cell office:value-type="float" office:value="132623" table:style-name="ce23">
            <text:p>132,623</text:p>
          </table:table-cell>
          <table:table-cell office:value-type="float" office:value="13.06" table:style-name="ce24">
            <text:p>13.06</text:p>
          </table:table-cell>
          <table:table-cell office:value-type="float" office:value="159761" table:style-name="ce23">
            <text:p>159,761</text:p>
          </table:table-cell>
          <table:table-cell office:value-type="float" office:value="83550" table:style-name="ce23">
            <text:p>83,550</text:p>
          </table:table-cell>
          <table:table-cell office:value-type="float" office:value="76211" table:style-name="ce23">
            <text:p>76,211</text:p>
          </table:table-cell>
          <table:table-cell office:value-type="float" office:value="7.52" table:style-name="ce24">
            <text:p>7.52</text:p>
          </table:table-cell>
          <table:table-cell office:value-type="float" office:value="1648907" table:style-name="ce23">
            <text:p>1,648,907</text:p>
          </table:table-cell>
          <table:table-cell office:value-type="float" office:value="813027" table:style-name="ce23">
            <text:p>813,027</text:p>
          </table:table-cell>
          <table:table-cell office:value-type="float" office:value="835880" table:style-name="ce23">
            <text:p>835,880</text:p>
          </table:table-cell>
          <table:table-cell office:value-type="float" office:value="77.62" table:style-name="ce24">
            <text:p>77.62</text:p>
          </table:table-cell>
          <table:table-cell office:value-type="float" office:value="210969" table:style-name="ce23">
            <text:p>210,969</text:p>
          </table:table-cell>
          <table:table-cell office:value-type="float" office:value="99857" table:style-name="ce23">
            <text:p>99,857</text:p>
          </table:table-cell>
          <table:table-cell office:value-type="float" office:value="111112" table:style-name="ce23">
            <text:p>111,112</text:p>
          </table:table-cell>
          <table:table-cell office:value-type="float" office:value="9.93" table:style-name="ce22">
            <text:p>9.93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臺中市</text:p>
          </table:table-cell>
          <table:table-cell office:value-type="float" office:value="2754191" table:style-name="ce23">
            <text:p>2,754,191</text:p>
          </table:table-cell>
          <table:table-cell office:value-type="float" office:value="1360893" table:style-name="ce23">
            <text:p>1,360,893</text:p>
          </table:table-cell>
          <table:table-cell office:value-type="float" office:value="1393298" table:style-name="ce23">
            <text:p>1,393,298</text:p>
          </table:table-cell>
          <table:table-cell office:value-type="float" office:value="138344" table:style-name="ce23">
            <text:p>138,344</text:p>
          </table:table-cell>
          <table:table-cell office:value-type="float" office:value="71656" table:style-name="ce23">
            <text:p>71,656</text:p>
          </table:table-cell>
          <table:table-cell office:value-type="float" office:value="66688" table:style-name="ce23">
            <text:p>66,688</text:p>
          </table:table-cell>
          <table:table-cell office:value-type="float" office:value="5.0199999999999996" table:style-name="ce24">
            <text:p>5.02</text:p>
          </table:table-cell>
          <table:table-cell office:value-type="float" office:value="186484" table:style-name="ce23">
            <text:p>186,484</text:p>
          </table:table-cell>
          <table:table-cell office:value-type="float" office:value="96828" table:style-name="ce23">
            <text:p>96,828</text:p>
          </table:table-cell>
          <table:table-cell office:value-type="float" office:value="89656" table:style-name="ce23">
            <text:p>89,656</text:p>
          </table:table-cell>
          <table:table-cell office:value-type="float" office:value="6.77" table:style-name="ce24">
            <text:p>6.77</text:p>
          </table:table-cell>
          <table:table-cell office:value-type="float" office:value="319163" table:style-name="ce23">
            <text:p>319,163</text:p>
          </table:table-cell>
          <table:table-cell office:value-type="float" office:value="165775" table:style-name="ce23">
            <text:p>165,775</text:p>
          </table:table-cell>
          <table:table-cell office:value-type="float" office:value="153388" table:style-name="ce23">
            <text:p>153,388</text:p>
          </table:table-cell>
          <table:table-cell office:value-type="float" office:value="11.59" table:style-name="ce24">
            <text:p>11.59</text:p>
          </table:table-cell>
          <table:table-cell office:value-type="float" office:value="347444" table:style-name="ce23">
            <text:p>347,444</text:p>
          </table:table-cell>
          <table:table-cell office:value-type="float" office:value="180481" table:style-name="ce23">
            <text:p>180,481</text:p>
          </table:table-cell>
          <table:table-cell office:value-type="float" office:value="166963" table:style-name="ce23">
            <text:p>166,963</text:p>
          </table:table-cell>
          <table:table-cell office:value-type="float" office:value="12.62" table:style-name="ce24">
            <text:p>12.62</text:p>
          </table:table-cell>
          <table:table-cell office:value-type="float" office:value="200131" table:style-name="ce23">
            <text:p>200,131</text:p>
          </table:table-cell>
          <table:table-cell office:value-type="float" office:value="103939" table:style-name="ce23">
            <text:p>103,939</text:p>
          </table:table-cell>
          <table:table-cell office:value-type="float" office:value="96192" table:style-name="ce23">
            <text:p>96,192</text:p>
          </table:table-cell>
          <table:table-cell office:value-type="float" office:value="7.27" table:style-name="ce24">
            <text:p>7.27</text:p>
          </table:table-cell>
          <table:table-cell office:value-type="float" office:value="2155320" table:style-name="ce23">
            <text:p>2,155,320</text:p>
          </table:table-cell>
          <table:table-cell office:value-type="float" office:value="1049723" table:style-name="ce23">
            <text:p>1,049,723</text:p>
          </table:table-cell>
          <table:table-cell office:value-type="float" office:value="1105597" table:style-name="ce23">
            <text:p>1,105,597</text:p>
          </table:table-cell>
          <table:table-cell office:value-type="float" office:value="78.260000000000005" table:style-name="ce24">
            <text:p>78.26</text:p>
          </table:table-cell>
          <table:table-cell office:value-type="float" office:value="291320" table:style-name="ce23">
            <text:p>291,320</text:p>
          </table:table-cell>
          <table:table-cell office:value-type="float" office:value="135097" table:style-name="ce23">
            <text:p>135,097</text:p>
          </table:table-cell>
          <table:table-cell office:value-type="float" office:value="156223" table:style-name="ce23">
            <text:p>156,223</text:p>
          </table:table-cell>
          <table:table-cell office:value-type="float" office:value="10.58" table:style-name="ce22">
            <text:p>10.58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臺南市</text:p>
          </table:table-cell>
          <table:table-cell office:value-type="float" office:value="1885388" table:style-name="ce23">
            <text:p>1,885,388</text:p>
          </table:table-cell>
          <table:table-cell office:value-type="float" office:value="943349" table:style-name="ce23">
            <text:p>943,349</text:p>
          </table:table-cell>
          <table:table-cell office:value-type="float" office:value="942039" table:style-name="ce23">
            <text:p>942,039</text:p>
          </table:table-cell>
          <table:table-cell office:value-type="float" office:value="79591" table:style-name="ce23">
            <text:p>79,591</text:p>
          </table:table-cell>
          <table:table-cell office:value-type="float" office:value="41318" table:style-name="ce23">
            <text:p>41,318</text:p>
          </table:table-cell>
          <table:table-cell office:value-type="float" office:value="38273" table:style-name="ce23">
            <text:p>38,273</text:p>
          </table:table-cell>
          <table:table-cell office:value-type="float" office:value="4.22" table:style-name="ce24">
            <text:p>4.22</text:p>
          </table:table-cell>
          <table:table-cell office:value-type="float" office:value="107045" table:style-name="ce23">
            <text:p>107,045</text:p>
          </table:table-cell>
          <table:table-cell office:value-type="float" office:value="55632" table:style-name="ce23">
            <text:p>55,632</text:p>
          </table:table-cell>
          <table:table-cell office:value-type="float" office:value="51413" table:style-name="ce23">
            <text:p>51,413</text:p>
          </table:table-cell>
          <table:table-cell office:value-type="float" office:value="5.68" table:style-name="ce24">
            <text:p>5.68</text:p>
          </table:table-cell>
          <table:table-cell office:value-type="float" office:value="185112" table:style-name="ce23">
            <text:p>185,112</text:p>
          </table:table-cell>
          <table:table-cell office:value-type="float" office:value="96254" table:style-name="ce23">
            <text:p>96,254</text:p>
          </table:table-cell>
          <table:table-cell office:value-type="float" office:value="88858" table:style-name="ce23">
            <text:p>88,858</text:p>
          </table:table-cell>
          <table:table-cell office:value-type="float" office:value="9.82" table:style-name="ce24">
            <text:p>9.82</text:p>
          </table:table-cell>
          <table:table-cell office:value-type="float" office:value="201894" table:style-name="ce23">
            <text:p>201,894</text:p>
          </table:table-cell>
          <table:table-cell office:value-type="float" office:value="105036" table:style-name="ce23">
            <text:p>105,036</text:p>
          </table:table-cell>
          <table:table-cell office:value-type="float" office:value="96858" table:style-name="ce23">
            <text:p>96,858</text:p>
          </table:table-cell>
          <table:table-cell office:value-type="float" office:value="10.71" table:style-name="ce24">
            <text:p>10.71</text:p>
          </table:table-cell>
          <table:table-cell office:value-type="float" office:value="118515" table:style-name="ce23">
            <text:p>118,515</text:p>
          </table:table-cell>
          <table:table-cell office:value-type="float" office:value="61862" table:style-name="ce23">
            <text:p>61,862</text:p>
          </table:table-cell>
          <table:table-cell office:value-type="float" office:value="56653" table:style-name="ce23">
            <text:p>56,653</text:p>
          </table:table-cell>
          <table:table-cell office:value-type="float" office:value="6.29" table:style-name="ce24">
            <text:p>6.29</text:p>
          </table:table-cell>
          <table:table-cell office:value-type="float" office:value="1533778" table:style-name="ce23">
            <text:p>1,533,778</text:p>
          </table:table-cell>
          <table:table-cell office:value-type="float" office:value="760103" table:style-name="ce23">
            <text:p>760,103</text:p>
          </table:table-cell>
          <table:table-cell office:value-type="float" office:value="773675" table:style-name="ce23">
            <text:p>773,675</text:p>
          </table:table-cell>
          <table:table-cell office:value-type="float" office:value="81.349999999999994" table:style-name="ce24">
            <text:p>81.35</text:p>
          </table:table-cell>
          <table:table-cell office:value-type="float" office:value="252662" table:style-name="ce23">
            <text:p>252,662</text:p>
          </table:table-cell>
          <table:table-cell office:value-type="float" office:value="115744" table:style-name="ce23">
            <text:p>115,744</text:p>
          </table:table-cell>
          <table:table-cell office:value-type="float" office:value="136918" table:style-name="ce23">
            <text:p>136,918</text:p>
          </table:table-cell>
          <table:table-cell office:value-type="float" office:value="13.4" table:style-name="ce22">
            <text:p>13.40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高雄市</text:p>
          </table:table-cell>
          <table:table-cell office:value-type="float" office:value="2778092" table:style-name="ce23">
            <text:p>2,778,092</text:p>
          </table:table-cell>
          <table:table-cell office:value-type="float" office:value="1379503" table:style-name="ce23">
            <text:p>1,379,503</text:p>
          </table:table-cell>
          <table:table-cell office:value-type="float" office:value="1398589" table:style-name="ce23">
            <text:p>1,398,589</text:p>
          </table:table-cell>
          <table:table-cell office:value-type="float" office:value="113272" table:style-name="ce23">
            <text:p>113,272</text:p>
          </table:table-cell>
          <table:table-cell office:value-type="float" office:value="58685" table:style-name="ce23">
            <text:p>58,685</text:p>
          </table:table-cell>
          <table:table-cell office:value-type="float" office:value="54587" table:style-name="ce23">
            <text:p>54,587</text:p>
          </table:table-cell>
          <table:table-cell office:value-type="float" office:value="4.08" table:style-name="ce24">
            <text:p>4.08</text:p>
          </table:table-cell>
          <table:table-cell office:value-type="float" office:value="152735" table:style-name="ce23">
            <text:p>152,735</text:p>
          </table:table-cell>
          <table:table-cell office:value-type="float" office:value="79075" table:style-name="ce23">
            <text:p>79,075</text:p>
          </table:table-cell>
          <table:table-cell office:value-type="float" office:value="73660" table:style-name="ce23">
            <text:p>73,660</text:p>
          </table:table-cell>
          <table:table-cell office:value-type="float" office:value="5.5" table:style-name="ce24">
            <text:p>5.50</text:p>
          </table:table-cell>
          <table:table-cell office:value-type="float" office:value="266889" table:style-name="ce23">
            <text:p>266,889</text:p>
          </table:table-cell>
          <table:table-cell office:value-type="float" office:value="138454" table:style-name="ce23">
            <text:p>138,454</text:p>
          </table:table-cell>
          <table:table-cell office:value-type="float" office:value="128435" table:style-name="ce23">
            <text:p>128,435</text:p>
          </table:table-cell>
          <table:table-cell office:value-type="float" office:value="9.61" table:style-name="ce24">
            <text:p>9.61</text:p>
          </table:table-cell>
          <table:table-cell office:value-type="float" office:value="291491" table:style-name="ce23">
            <text:p>291,491</text:p>
          </table:table-cell>
          <table:table-cell office:value-type="float" office:value="151284" table:style-name="ce23">
            <text:p>151,284</text:p>
          </table:table-cell>
          <table:table-cell office:value-type="float" office:value="140207" table:style-name="ce23">
            <text:p>140,207</text:p>
          </table:table-cell>
          <table:table-cell office:value-type="float" office:value="10.49" table:style-name="ce24">
            <text:p>10.49</text:p>
          </table:table-cell>
          <table:table-cell office:value-type="float" office:value="177451" table:style-name="ce23">
            <text:p>177,451</text:p>
          </table:table-cell>
          <table:table-cell office:value-type="float" office:value="92144" table:style-name="ce23">
            <text:p>92,144</text:p>
          </table:table-cell>
          <table:table-cell office:value-type="float" office:value="85307" table:style-name="ce23">
            <text:p>85,307</text:p>
          </table:table-cell>
          <table:table-cell office:value-type="float" office:value="6.39" table:style-name="ce24">
            <text:p>6.39</text:p>
          </table:table-cell>
          <table:table-cell office:value-type="float" office:value="2262058" table:style-name="ce23">
            <text:p>2,262,058</text:p>
          </table:table-cell>
          <table:table-cell office:value-type="float" office:value="1111814" table:style-name="ce23">
            <text:p>1,111,814</text:p>
          </table:table-cell>
          <table:table-cell office:value-type="float" office:value="1150244" table:style-name="ce23">
            <text:p>1,150,244</text:p>
          </table:table-cell>
          <table:table-cell office:value-type="float" office:value="81.42" table:style-name="ce24">
            <text:p>81.42</text:p>
          </table:table-cell>
          <table:table-cell office:value-type="float" office:value="361174" table:style-name="ce23">
            <text:p>361,174</text:p>
          </table:table-cell>
          <table:table-cell office:value-type="float" office:value="167848" table:style-name="ce23">
            <text:p>167,848</text:p>
          </table:table-cell>
          <table:table-cell office:value-type="float" office:value="193326" table:style-name="ce23">
            <text:p>193,326</text:p>
          </table:table-cell>
          <table:table-cell office:value-type="float" office:value="13" table:style-name="ce22">
            <text:p>13.00</text:p>
          </table:table-cell>
          <table:table-cell table:number-columns-repeated="16352"/>
        </table:table-row>
        <table:table-row table:style-name="ro7">
          <table:table-cell office:value-type="string" table:style-name="ce21">
            <text:p>臺灣省</text:p>
          </table:table-cell>
          <table:table-cell office:value-type="float" office:value="7145502" table:style-name="ce23">
            <text:p>7,145,502</text:p>
          </table:table-cell>
          <table:table-cell office:value-type="float" office:value="3648769" table:style-name="ce23">
            <text:p>3,648,769</text:p>
          </table:table-cell>
          <table:table-cell office:value-type="float" office:value="3496733" table:style-name="ce23">
            <text:p>3,496,733</text:p>
          </table:table-cell>
          <table:table-cell office:value-type="float" office:value="293781" table:style-name="ce23">
            <text:p>293,781</text:p>
          </table:table-cell>
          <table:table-cell office:value-type="float" office:value="152570" table:style-name="ce23">
            <text:p>152,570</text:p>
          </table:table-cell>
          <table:table-cell office:value-type="float" office:value="141211" table:style-name="ce23">
            <text:p>141,211</text:p>
          </table:table-cell>
          <table:table-cell office:value-type="float" office:value="4.1100000000000003" table:style-name="ce24">
            <text:p>4.11</text:p>
          </table:table-cell>
          <table:table-cell office:value-type="float" office:value="400468" table:style-name="ce23">
            <text:p>400,468</text:p>
          </table:table-cell>
          <table:table-cell office:value-type="float" office:value="208206" table:style-name="ce23">
            <text:p>208,206</text:p>
          </table:table-cell>
          <table:table-cell office:value-type="float" office:value="192262" table:style-name="ce23">
            <text:p>192,262</text:p>
          </table:table-cell>
          <table:table-cell office:value-type="float" office:value="5.6" table:style-name="ce24">
            <text:p>5.60</text:p>
          </table:table-cell>
          <table:table-cell office:value-type="float" office:value="713757" table:style-name="ce23">
            <text:p>713,757</text:p>
          </table:table-cell>
          <table:table-cell office:value-type="float" office:value="372294" table:style-name="ce23">
            <text:p>372,294</text:p>
          </table:table-cell>
          <table:table-cell office:value-type="float" office:value="341463" table:style-name="ce23">
            <text:p>341,463</text:p>
          </table:table-cell>
          <table:table-cell office:value-type="float" office:value="9.99" table:style-name="ce24">
            <text:p>9.99</text:p>
          </table:table-cell>
          <table:table-cell office:value-type="float" office:value="783737" table:style-name="ce23">
            <text:p>783,737</text:p>
          </table:table-cell>
          <table:table-cell office:value-type="float" office:value="409298" table:style-name="ce23">
            <text:p>409,298</text:p>
          </table:table-cell>
          <table:table-cell office:value-type="float" office:value="374439" table:style-name="ce23">
            <text:p>374,439</text:p>
          </table:table-cell>
          <table:table-cell office:value-type="float" office:value="10.97" table:style-name="ce24">
            <text:p>10.97</text:p>
          </table:table-cell>
          <table:table-cell office:value-type="float" office:value="488523" table:style-name="ce23">
            <text:p>488,523</text:p>
          </table:table-cell>
          <table:table-cell office:value-type="float" office:value="256530" table:style-name="ce23">
            <text:p>256,530</text:p>
          </table:table-cell>
          <table:table-cell office:value-type="float" office:value="231993" table:style-name="ce23">
            <text:p>231,993</text:p>
          </table:table-cell>
          <table:table-cell office:value-type="float" office:value="6.84" table:style-name="ce24">
            <text:p>6.84</text:p>
          </table:table-cell>
          <table:table-cell office:value-type="float" office:value="5746370" table:style-name="ce23">
            <text:p>5,746,370</text:p>
          </table:table-cell>
          <table:table-cell office:value-type="float" office:value="2917283" table:style-name="ce23">
            <text:p>2,917,283</text:p>
          </table:table-cell>
          <table:table-cell office:value-type="float" office:value="2829087" table:style-name="ce23">
            <text:p>2,829,087</text:p>
          </table:table-cell>
          <table:table-cell office:value-type="float" office:value="80.42" table:style-name="ce24">
            <text:p>80.42</text:p>
          </table:table-cell>
          <table:table-cell office:value-type="float" office:value="1028026" table:style-name="ce23">
            <text:p>1,028,026</text:p>
          </table:table-cell>
          <table:table-cell office:value-type="float" office:value="475878" table:style-name="ce23">
            <text:p>475,878</text:p>
          </table:table-cell>
          <table:table-cell office:value-type="float" office:value="552148" table:style-name="ce23">
            <text:p>552,148</text:p>
          </table:table-cell>
          <table:table-cell office:value-type="float" office:value="14.39" table:style-name="ce22">
            <text:p>14.39</text:p>
          </table:table-cell>
          <table:table-cell table:number-columns-repeated="16352"/>
        </table:table-row>
        <table:table-row table:style-name="ro8">
          <table:table-cell office:value-type="string" table:style-name="ce20">
            <text:p>宜蘭縣</text:p>
          </table:table-cell>
          <table:table-cell office:value-type="float" office:value="457808" table:style-name="ce18">
            <text:p>457,808</text:p>
          </table:table-cell>
          <table:table-cell office:value-type="float" office:value="231992" table:style-name="ce18">
            <text:p>231,992</text:p>
          </table:table-cell>
          <table:table-cell office:value-type="float" office:value="225816" table:style-name="ce18">
            <text:p>225,816</text:p>
          </table:table-cell>
          <table:table-cell office:value-type="float" office:value="17758" table:style-name="ce18">
            <text:p>17,758</text:p>
          </table:table-cell>
          <table:table-cell office:value-type="float" office:value="9333" table:style-name="ce18">
            <text:p>9,333</text:p>
          </table:table-cell>
          <table:table-cell office:value-type="float" office:value="8425" table:style-name="ce18">
            <text:p>8,425</text:p>
          </table:table-cell>
          <table:table-cell office:value-type="float" office:value="3.88" table:style-name="ce19">
            <text:p>3.88</text:p>
          </table:table-cell>
          <table:table-cell office:value-type="float" office:value="24455" table:style-name="ce18">
            <text:p>24,455</text:p>
          </table:table-cell>
          <table:table-cell office:value-type="float" office:value="12739" table:style-name="ce18">
            <text:p>12,739</text:p>
          </table:table-cell>
          <table:table-cell office:value-type="float" office:value="11716" table:style-name="ce18">
            <text:p>11,716</text:p>
          </table:table-cell>
          <table:table-cell office:value-type="float" office:value="5.34" table:style-name="ce19">
            <text:p>5.34</text:p>
          </table:table-cell>
          <table:table-cell office:value-type="float" office:value="43690" table:style-name="ce18">
            <text:p>43,690</text:p>
          </table:table-cell>
          <table:table-cell office:value-type="float" office:value="22685" table:style-name="ce18">
            <text:p>22,685</text:p>
          </table:table-cell>
          <table:table-cell office:value-type="float" office:value="21005" table:style-name="ce18">
            <text:p>21,005</text:p>
          </table:table-cell>
          <table:table-cell office:value-type="float" office:value="9.5399999999999991" table:style-name="ce19">
            <text:p>9.54</text:p>
          </table:table-cell>
          <table:table-cell office:value-type="float" office:value="48075" table:style-name="ce18">
            <text:p>48,075</text:p>
          </table:table-cell>
          <table:table-cell office:value-type="float" office:value="25023" table:style-name="ce18">
            <text:p>25,023</text:p>
          </table:table-cell>
          <table:table-cell office:value-type="float" office:value="23052" table:style-name="ce18">
            <text:p>23,052</text:p>
          </table:table-cell>
          <table:table-cell office:value-type="float" office:value="10.5" table:style-name="ce19">
            <text:p>10.50</text:p>
          </table:table-cell>
          <table:table-cell office:value-type="float" office:value="30585" table:style-name="ce18">
            <text:p>30,585</text:p>
          </table:table-cell>
          <table:table-cell office:value-type="float" office:value="16022" table:style-name="ce18">
            <text:p>16,022</text:p>
          </table:table-cell>
          <table:table-cell office:value-type="float" office:value="14563" table:style-name="ce18">
            <text:p>14,563</text:p>
          </table:table-cell>
          <table:table-cell office:value-type="float" office:value="6.68" table:style-name="ce19">
            <text:p>6.68</text:p>
          </table:table-cell>
          <table:table-cell office:value-type="float" office:value="370562" table:style-name="ce18">
            <text:p>370,562</text:p>
          </table:table-cell>
          <table:table-cell office:value-type="float" office:value="186528" table:style-name="ce18">
            <text:p>186,528</text:p>
          </table:table-cell>
          <table:table-cell office:value-type="float" office:value="184034" table:style-name="ce18">
            <text:p>184,034</text:p>
          </table:table-cell>
          <table:table-cell office:value-type="float" office:value="80.94" table:style-name="ce19">
            <text:p>80.94</text:p>
          </table:table-cell>
          <table:table-cell office:value-type="float" office:value="66438" table:style-name="ce18">
            <text:p>66,438</text:p>
          </table:table-cell>
          <table:table-cell office:value-type="float" office:value="31010" table:style-name="ce18">
            <text:p>31,010</text:p>
          </table:table-cell>
          <table:table-cell office:value-type="float" office:value="35428" table:style-name="ce18">
            <text:p>35,428</text:p>
          </table:table-cell>
          <table:table-cell office:value-type="float" office:value="14.51" table:style-name="ce17">
            <text:p>14.51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新竹縣</text:p>
          </table:table-cell>
          <table:table-cell office:value-type="float" office:value="544624" table:style-name="ce18">
            <text:p>544,624</text:p>
          </table:table-cell>
          <table:table-cell office:value-type="float" office:value="278667" table:style-name="ce18">
            <text:p>278,667</text:p>
          </table:table-cell>
          <table:table-cell office:value-type="float" office:value="265957" table:style-name="ce18">
            <text:p>265,957</text:p>
          </table:table-cell>
          <table:table-cell office:value-type="float" office:value="30437" table:style-name="ce18">
            <text:p>30,437</text:p>
          </table:table-cell>
          <table:table-cell office:value-type="float" office:value="15678" table:style-name="ce18">
            <text:p>15,678</text:p>
          </table:table-cell>
          <table:table-cell office:value-type="float" office:value="14759" table:style-name="ce18">
            <text:p>14,759</text:p>
          </table:table-cell>
          <table:table-cell office:value-type="float" office:value="5.59" table:style-name="ce19">
            <text:p>5.59</text:p>
          </table:table-cell>
          <table:table-cell office:value-type="float" office:value="41951" table:style-name="ce18">
            <text:p>41,951</text:p>
          </table:table-cell>
          <table:table-cell office:value-type="float" office:value="21762" table:style-name="ce18">
            <text:p>21,762</text:p>
          </table:table-cell>
          <table:table-cell office:value-type="float" office:value="20189" table:style-name="ce18">
            <text:p>20,189</text:p>
          </table:table-cell>
          <table:table-cell office:value-type="float" office:value="7.7" table:style-name="ce19">
            <text:p>7.70</text:p>
          </table:table-cell>
          <table:table-cell office:value-type="float" office:value="72602" table:style-name="ce18">
            <text:p>72,602</text:p>
          </table:table-cell>
          <table:table-cell office:value-type="float" office:value="37844" table:style-name="ce18">
            <text:p>37,844</text:p>
          </table:table-cell>
          <table:table-cell office:value-type="float" office:value="34758" table:style-name="ce18">
            <text:p>34,758</text:p>
          </table:table-cell>
          <table:table-cell office:value-type="float" office:value="13.33" table:style-name="ce19">
            <text:p>13.33</text:p>
          </table:table-cell>
          <table:table-cell office:value-type="float" office:value="78716" table:style-name="ce18">
            <text:p>78,716</text:p>
          </table:table-cell>
          <table:table-cell office:value-type="float" office:value="41003" table:style-name="ce18">
            <text:p>41,003</text:p>
          </table:table-cell>
          <table:table-cell office:value-type="float" office:value="37713" table:style-name="ce18">
            <text:p>37,713</text:p>
          </table:table-cell>
          <table:table-cell office:value-type="float" office:value="14.45" table:style-name="ce19">
            <text:p>14.45</text:p>
          </table:table-cell>
          <table:table-cell office:value-type="float" office:value="40463" table:style-name="ce18">
            <text:p>40,463</text:p>
          </table:table-cell>
          <table:table-cell office:value-type="float" office:value="21251" table:style-name="ce18">
            <text:p>21,251</text:p>
          </table:table-cell>
          <table:table-cell office:value-type="float" office:value="19212" table:style-name="ce18">
            <text:p>19,212</text:p>
          </table:table-cell>
          <table:table-cell office:value-type="float" office:value="7.43" table:style-name="ce19">
            <text:p>7.43</text:p>
          </table:table-cell>
          <table:table-cell office:value-type="float" office:value="416247" table:style-name="ce18">
            <text:p>416,247</text:p>
          </table:table-cell>
          <table:table-cell office:value-type="float" office:value="211555" table:style-name="ce18">
            <text:p>211,555</text:p>
          </table:table-cell>
          <table:table-cell office:value-type="float" office:value="204692" table:style-name="ce18">
            <text:p>204,692</text:p>
          </table:table-cell>
          <table:table-cell office:value-type="float" office:value="76.430000000000007" table:style-name="ce19">
            <text:p>76.43</text:p>
          </table:table-cell>
          <table:table-cell office:value-type="float" office:value="63029" table:style-name="ce18">
            <text:p>63,029</text:p>
          </table:table-cell>
          <table:table-cell office:value-type="float" office:value="30366" table:style-name="ce18">
            <text:p>30,366</text:p>
          </table:table-cell>
          <table:table-cell office:value-type="float" office:value="32663" table:style-name="ce18">
            <text:p>32,663</text:p>
          </table:table-cell>
          <table:table-cell office:value-type="float" office:value="11.57" table:style-name="ce17">
            <text:p>11.57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苗栗縣</text:p>
          </table:table-cell>
          <table:table-cell office:value-type="float" office:value="561495" table:style-name="ce18">
            <text:p>561,495</text:p>
          </table:table-cell>
          <table:table-cell office:value-type="float" office:value="289526" table:style-name="ce18">
            <text:p>289,526</text:p>
          </table:table-cell>
          <table:table-cell office:value-type="float" office:value="271969" table:style-name="ce18">
            <text:p>271,969</text:p>
          </table:table-cell>
          <table:table-cell office:value-type="float" office:value="26819" table:style-name="ce18">
            <text:p>26,819</text:p>
          </table:table-cell>
          <table:table-cell office:value-type="float" office:value="13864" table:style-name="ce18">
            <text:p>13,864</text:p>
          </table:table-cell>
          <table:table-cell office:value-type="float" office:value="12955" table:style-name="ce18">
            <text:p>12,955</text:p>
          </table:table-cell>
          <table:table-cell office:value-type="float" office:value="4.78" table:style-name="ce19">
            <text:p>4.78</text:p>
          </table:table-cell>
          <table:table-cell office:value-type="float" office:value="35416" table:style-name="ce18">
            <text:p>35,416</text:p>
          </table:table-cell>
          <table:table-cell office:value-type="float" office:value="18378" table:style-name="ce18">
            <text:p>18,378</text:p>
          </table:table-cell>
          <table:table-cell office:value-type="float" office:value="17038" table:style-name="ce18">
            <text:p>17,038</text:p>
          </table:table-cell>
          <table:table-cell office:value-type="float" office:value="6.31" table:style-name="ce19">
            <text:p>6.31</text:p>
          </table:table-cell>
          <table:table-cell office:value-type="float" office:value="60431" table:style-name="ce18">
            <text:p>60,431</text:p>
          </table:table-cell>
          <table:table-cell office:value-type="float" office:value="31498" table:style-name="ce18">
            <text:p>31,498</text:p>
          </table:table-cell>
          <table:table-cell office:value-type="float" office:value="28933" table:style-name="ce18">
            <text:p>28,933</text:p>
          </table:table-cell>
          <table:table-cell office:value-type="float" office:value="10.76" table:style-name="ce19">
            <text:p>10.76</text:p>
          </table:table-cell>
          <table:table-cell office:value-type="float" office:value="65791" table:style-name="ce18">
            <text:p>65,791</text:p>
          </table:table-cell>
          <table:table-cell office:value-type="float" office:value="34412" table:style-name="ce18">
            <text:p>34,412</text:p>
          </table:table-cell>
          <table:table-cell office:value-type="float" office:value="31379" table:style-name="ce18">
            <text:p>31,379</text:p>
          </table:table-cell>
          <table:table-cell office:value-type="float" office:value="11.72" table:style-name="ce19">
            <text:p>11.72</text:p>
          </table:table-cell>
          <table:table-cell office:value-type="float" office:value="37595" table:style-name="ce18">
            <text:p>37,595</text:p>
          </table:table-cell>
          <table:table-cell office:value-type="float" office:value="19990" table:style-name="ce18">
            <text:p>19,990</text:p>
          </table:table-cell>
          <table:table-cell office:value-type="float" office:value="17605" table:style-name="ce18">
            <text:p>17,605</text:p>
          </table:table-cell>
          <table:table-cell office:value-type="float" office:value="6.7" table:style-name="ce19">
            <text:p>6.70</text:p>
          </table:table-cell>
          <table:table-cell office:value-type="float" office:value="448573" table:style-name="ce18">
            <text:p>448,573</text:p>
          </table:table-cell>
          <table:table-cell office:value-type="float" office:value="230281" table:style-name="ce18">
            <text:p>230,281</text:p>
          </table:table-cell>
          <table:table-cell office:value-type="float" office:value="218292" table:style-name="ce18">
            <text:p>218,292</text:p>
          </table:table-cell>
          <table:table-cell office:value-type="float" office:value="79.89" table:style-name="ce19">
            <text:p>79.89</text:p>
          </table:table-cell>
          <table:table-cell office:value-type="float" office:value="81462" table:style-name="ce18">
            <text:p>81,462</text:p>
          </table:table-cell>
          <table:table-cell office:value-type="float" office:value="38765" table:style-name="ce18">
            <text:p>38,765</text:p>
          </table:table-cell>
          <table:table-cell office:value-type="float" office:value="42697" table:style-name="ce18">
            <text:p>42,697</text:p>
          </table:table-cell>
          <table:table-cell office:value-type="float" office:value="14.51" table:style-name="ce17">
            <text:p>14.51</text:p>
          </table:table-cell>
          <table:table-cell table:number-columns-repeated="16352"/>
        </table:table-row>
        <table:table-row table:style-name="ro5">
          <table:table-cell office:value-type="string" table:style-name="ce20">
            <text:p>彰化縣</text:p>
          </table:table-cell>
          <table:table-cell office:value-type="float" office:value="1288803" table:style-name="ce18">
            <text:p>1,288,803</text:p>
          </table:table-cell>
          <table:table-cell office:value-type="float" office:value="657777" table:style-name="ce18">
            <text:p>657,777</text:p>
          </table:table-cell>
          <table:table-cell office:value-type="float" office:value="631026" table:style-name="ce18">
            <text:p>631,026</text:p>
          </table:table-cell>
          <table:table-cell office:value-type="float" office:value="58562" table:style-name="ce18">
            <text:p>58,562</text:p>
          </table:table-cell>
          <table:table-cell office:value-type="float" office:value="30438" table:style-name="ce18">
            <text:p>30,438</text:p>
          </table:table-cell>
          <table:table-cell office:value-type="float" office:value="28124" table:style-name="ce18">
            <text:p>28,124</text:p>
          </table:table-cell>
          <table:table-cell office:value-type="float" office:value="4.54" table:style-name="ce19">
            <text:p>4.54</text:p>
          </table:table-cell>
          <table:table-cell office:value-type="float" office:value="77859" table:style-name="ce18">
            <text:p>77,859</text:p>
          </table:table-cell>
          <table:table-cell office:value-type="float" office:value="40484" table:style-name="ce18">
            <text:p>40,484</text:p>
          </table:table-cell>
          <table:table-cell office:value-type="float" office:value="37375" table:style-name="ce18">
            <text:p>37,375</text:p>
          </table:table-cell>
          <table:table-cell office:value-type="float" office:value="6.04" table:style-name="ce19">
            <text:p>6.04</text:p>
          </table:table-cell>
          <table:table-cell office:value-type="float" office:value="135583" table:style-name="ce18">
            <text:p>135,583</text:p>
          </table:table-cell>
          <table:table-cell office:value-type="float" office:value="70832" table:style-name="ce18">
            <text:p>70,832</text:p>
          </table:table-cell>
          <table:table-cell office:value-type="float" office:value="64751" table:style-name="ce18">
            <text:p>64,751</text:p>
          </table:table-cell>
          <table:table-cell office:value-type="float" office:value="10.52" table:style-name="ce19">
            <text:p>10.52</text:p>
          </table:table-cell>
          <table:table-cell office:value-type="float" office:value="148672" table:style-name="ce18">
            <text:p>148,672</text:p>
          </table:table-cell>
          <table:table-cell office:value-type="float" office:value="77749" table:style-name="ce18">
            <text:p>77,749</text:p>
          </table:table-cell>
          <table:table-cell office:value-type="float" office:value="70923" table:style-name="ce18">
            <text:p>70,923</text:p>
          </table:table-cell>
          <table:table-cell office:value-type="float" office:value="11.54" table:style-name="ce19">
            <text:p>11.54</text:p>
          </table:table-cell>
          <table:table-cell office:value-type="float" office:value="90955" table:style-name="ce18">
            <text:p>90,955</text:p>
          </table:table-cell>
          <table:table-cell office:value-type="float" office:value="47874" table:style-name="ce18">
            <text:p>47,874</text:p>
          </table:table-cell>
          <table:table-cell office:value-type="float" office:value="43081" table:style-name="ce18">
            <text:p>43,081</text:p>
          </table:table-cell>
          <table:table-cell office:value-type="float" office:value="7.06" table:style-name="ce19">
            <text:p>7.06</text:p>
          </table:table-cell>
          <table:table-cell office:value-type="float" office:value="1026208" table:style-name="ce18">
            <text:p>1,026,208</text:p>
          </table:table-cell>
          <table:table-cell office:value-type="float" office:value="520217" table:style-name="ce18">
            <text:p>520,217</text:p>
          </table:table-cell>
          <table:table-cell office:value-type="float" office:value="505991" table:style-name="ce18">
            <text:p>505,991</text:p>
          </table:table-cell>
          <table:table-cell office:value-type="float" office:value="79.62" table:style-name="ce19">
            <text:p>79.62</text:p>
          </table:table-cell>
          <table:table-cell office:value-type="float" office:value="178737" table:style-name="ce18">
            <text:p>178,737</text:p>
          </table:table-cell>
          <table:table-cell office:value-type="float" office:value="82038" table:style-name="ce18">
            <text:p>82,038</text:p>
          </table:table-cell>
          <table:table-cell office:value-type="float" office:value="96699" table:style-name="ce18">
            <text:p>96,699</text:p>
          </table:table-cell>
          <table:table-cell office:value-type="float" office:value="13.87" table:style-name="ce17">
            <text:p>13.87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南投縣</text:p>
          </table:table-cell>
          <table:table-cell office:value-type="float" office:value="507210" table:style-name="ce18">
            <text:p>507,210</text:p>
          </table:table-cell>
          <table:table-cell office:value-type="float" office:value="260101" table:style-name="ce18">
            <text:p>260,101</text:p>
          </table:table-cell>
          <table:table-cell office:value-type="float" office:value="247109" table:style-name="ce18">
            <text:p>247,109</text:p>
          </table:table-cell>
          <table:table-cell office:value-type="float" office:value="17228" table:style-name="ce18">
            <text:p>17,228</text:p>
          </table:table-cell>
          <table:table-cell office:value-type="float" office:value="8941" table:style-name="ce18">
            <text:p>8,941</text:p>
          </table:table-cell>
          <table:table-cell office:value-type="float" office:value="8287" table:style-name="ce18">
            <text:p>8,287</text:p>
          </table:table-cell>
          <table:table-cell office:value-type="float" office:value="3.4" table:style-name="ce19">
            <text:p>3.40</text:p>
          </table:table-cell>
          <table:table-cell office:value-type="float" office:value="23865" table:style-name="ce18">
            <text:p>23,865</text:p>
          </table:table-cell>
          <table:table-cell office:value-type="float" office:value="12404" table:style-name="ce18">
            <text:p>12,404</text:p>
          </table:table-cell>
          <table:table-cell office:value-type="float" office:value="11461" table:style-name="ce18">
            <text:p>11,461</text:p>
          </table:table-cell>
          <table:table-cell office:value-type="float" office:value="4.71" table:style-name="ce19">
            <text:p>4.71</text:p>
          </table:table-cell>
          <table:table-cell office:value-type="float" office:value="44250" table:style-name="ce18">
            <text:p>44,250</text:p>
          </table:table-cell>
          <table:table-cell office:value-type="float" office:value="22952" table:style-name="ce18">
            <text:p>22,952</text:p>
          </table:table-cell>
          <table:table-cell office:value-type="float" office:value="21298" table:style-name="ce18">
            <text:p>21,298</text:p>
          </table:table-cell>
          <table:table-cell office:value-type="float" office:value="8.7200000000000006" table:style-name="ce19">
            <text:p>8.72</text:p>
          </table:table-cell>
          <table:table-cell office:value-type="float" office:value="48905" table:style-name="ce18">
            <text:p>48,905</text:p>
          </table:table-cell>
          <table:table-cell office:value-type="float" office:value="25359" table:style-name="ce18">
            <text:p>25,359</text:p>
          </table:table-cell>
          <table:table-cell office:value-type="float" office:value="23546" table:style-name="ce18">
            <text:p>23,546</text:p>
          </table:table-cell>
          <table:table-cell office:value-type="float" office:value="9.64" table:style-name="ce19">
            <text:p>9.64</text:p>
          </table:table-cell>
          <table:table-cell office:value-type="float" office:value="34027" table:style-name="ce18">
            <text:p>34,027</text:p>
          </table:table-cell>
          <table:table-cell office:value-type="float" office:value="17745" table:style-name="ce18">
            <text:p>17,745</text:p>
          </table:table-cell>
          <table:table-cell office:value-type="float" office:value="16282" table:style-name="ce18">
            <text:p>16,282</text:p>
          </table:table-cell>
          <table:table-cell office:value-type="float" office:value="6.71" table:style-name="ce19">
            <text:p>6.71</text:p>
          </table:table-cell>
          <table:table-cell office:value-type="float" office:value="415004" table:style-name="ce18">
            <text:p>415,004</text:p>
          </table:table-cell>
          <table:table-cell office:value-type="float" office:value="212260" table:style-name="ce18">
            <text:p>212,260</text:p>
          </table:table-cell>
          <table:table-cell office:value-type="float" office:value="202744" table:style-name="ce18">
            <text:p>202,744</text:p>
          </table:table-cell>
          <table:table-cell office:value-type="float" office:value="81.819999999999993" table:style-name="ce19">
            <text:p>81.82</text:p>
          </table:table-cell>
          <table:table-cell office:value-type="float" office:value="78600" table:style-name="ce18">
            <text:p>78,600</text:p>
          </table:table-cell>
          <table:table-cell office:value-type="float" office:value="36720" table:style-name="ce18">
            <text:p>36,720</text:p>
          </table:table-cell>
          <table:table-cell office:value-type="float" office:value="41880" table:style-name="ce18">
            <text:p>41,880</text:p>
          </table:table-cell>
          <table:table-cell office:value-type="float" office:value="15.5" table:style-name="ce17">
            <text:p>15.50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雲林縣</text:p>
          </table:table-cell>
          <table:table-cell office:value-type="float" office:value="697105" table:style-name="ce18">
            <text:p>697,105</text:p>
          </table:table-cell>
          <table:table-cell office:value-type="float" office:value="362343" table:style-name="ce18">
            <text:p>362,343</text:p>
          </table:table-cell>
          <table:table-cell office:value-type="float" office:value="334762" table:style-name="ce18">
            <text:p>334,762</text:p>
          </table:table-cell>
          <table:table-cell office:value-type="float" office:value="25177" table:style-name="ce18">
            <text:p>25,177</text:p>
          </table:table-cell>
          <table:table-cell office:value-type="float" office:value="13057" table:style-name="ce18">
            <text:p>13,057</text:p>
          </table:table-cell>
          <table:table-cell office:value-type="float" office:value="12120" table:style-name="ce18">
            <text:p>12,120</text:p>
          </table:table-cell>
          <table:table-cell office:value-type="float" office:value="3.61" table:style-name="ce19">
            <text:p>3.61</text:p>
          </table:table-cell>
          <table:table-cell office:value-type="float" office:value="34641" table:style-name="ce18">
            <text:p>34,641</text:p>
          </table:table-cell>
          <table:table-cell office:value-type="float" office:value="18012" table:style-name="ce18">
            <text:p>18,012</text:p>
          </table:table-cell>
          <table:table-cell office:value-type="float" office:value="16629" table:style-name="ce18">
            <text:p>16,629</text:p>
          </table:table-cell>
          <table:table-cell office:value-type="float" office:value="4.97" table:style-name="ce19">
            <text:p>4.97</text:p>
          </table:table-cell>
          <table:table-cell office:value-type="float" office:value="64150" table:style-name="ce18">
            <text:p>64,150</text:p>
          </table:table-cell>
          <table:table-cell office:value-type="float" office:value="33580" table:style-name="ce18">
            <text:p>33,580</text:p>
          </table:table-cell>
          <table:table-cell office:value-type="float" office:value="30570" table:style-name="ce18">
            <text:p>30,570</text:p>
          </table:table-cell>
          <table:table-cell office:value-type="float" office:value="9.1999999999999993" table:style-name="ce19">
            <text:p>9.20</text:p>
          </table:table-cell>
          <table:table-cell office:value-type="float" office:value="71129" table:style-name="ce18">
            <text:p>71,129</text:p>
          </table:table-cell>
          <table:table-cell office:value-type="float" office:value="37268" table:style-name="ce18">
            <text:p>37,268</text:p>
          </table:table-cell>
          <table:table-cell office:value-type="float" office:value="33861" table:style-name="ce18">
            <text:p>33,861</text:p>
          </table:table-cell>
          <table:table-cell office:value-type="float" office:value="10.199999999999999" table:style-name="ce19">
            <text:p>10.20</text:p>
          </table:table-cell>
          <table:table-cell office:value-type="float" office:value="47873" table:style-name="ce18">
            <text:p>47,873</text:p>
          </table:table-cell>
          <table:table-cell office:value-type="float" office:value="25178" table:style-name="ce18">
            <text:p>25,178</text:p>
          </table:table-cell>
          <table:table-cell office:value-type="float" office:value="22695" table:style-name="ce18">
            <text:p>22,695</text:p>
          </table:table-cell>
          <table:table-cell office:value-type="float" office:value="6.87" table:style-name="ce19">
            <text:p>6.87</text:p>
          </table:table-cell>
          <table:table-cell office:value-type="float" office:value="566461" table:style-name="ce18">
            <text:p>566,461</text:p>
          </table:table-cell>
          <table:table-cell office:value-type="float" office:value="293762" table:style-name="ce18">
            <text:p>293,762</text:p>
          </table:table-cell>
          <table:table-cell office:value-type="float" office:value="272699" table:style-name="ce18">
            <text:p>272,699</text:p>
          </table:table-cell>
          <table:table-cell office:value-type="float" office:value="81.260000000000005" table:style-name="ce19">
            <text:p>81.26</text:p>
          </table:table-cell>
          <table:table-cell office:value-type="float" office:value="116779" table:style-name="ce18">
            <text:p>116,779</text:p>
          </table:table-cell>
          <table:table-cell office:value-type="float" office:value="52994" table:style-name="ce18">
            <text:p>52,994</text:p>
          </table:table-cell>
          <table:table-cell office:value-type="float" office:value="63785" table:style-name="ce18">
            <text:p>63,785</text:p>
          </table:table-cell>
          <table:table-cell office:value-type="float" office:value="16.75" table:style-name="ce17">
            <text:p>16.75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嘉義縣</text:p>
          </table:table-cell>
          <table:table-cell office:value-type="float" office:value="517339" table:style-name="ce18">
            <text:p>517,339</text:p>
          </table:table-cell>
          <table:table-cell office:value-type="float" office:value="269265" table:style-name="ce18">
            <text:p>269,265</text:p>
          </table:table-cell>
          <table:table-cell office:value-type="float" office:value="248074" table:style-name="ce18">
            <text:p>248,074</text:p>
          </table:table-cell>
          <table:table-cell office:value-type="float" office:value="15307" table:style-name="ce18">
            <text:p>15,307</text:p>
          </table:table-cell>
          <table:table-cell office:value-type="float" office:value="8001" table:style-name="ce18">
            <text:p>8,001</text:p>
          </table:table-cell>
          <table:table-cell office:value-type="float" office:value="7306" table:style-name="ce18">
            <text:p>7,306</text:p>
          </table:table-cell>
          <table:table-cell office:value-type="float" office:value="2.96" table:style-name="ce19">
            <text:p>2.96</text:p>
          </table:table-cell>
          <table:table-cell office:value-type="float" office:value="21065" table:style-name="ce18">
            <text:p>21,065</text:p>
          </table:table-cell>
          <table:table-cell office:value-type="float" office:value="11021" table:style-name="ce18">
            <text:p>11,021</text:p>
          </table:table-cell>
          <table:table-cell office:value-type="float" office:value="10044" table:style-name="ce18">
            <text:p>10,044</text:p>
          </table:table-cell>
          <table:table-cell office:value-type="float" office:value="4.07" table:style-name="ce19">
            <text:p>4.07</text:p>
          </table:table-cell>
          <table:table-cell office:value-type="float" office:value="39462" table:style-name="ce18">
            <text:p>39,462</text:p>
          </table:table-cell>
          <table:table-cell office:value-type="float" office:value="20634" table:style-name="ce18">
            <text:p>20,634</text:p>
          </table:table-cell>
          <table:table-cell office:value-type="float" office:value="18828" table:style-name="ce18">
            <text:p>18,828</text:p>
          </table:table-cell>
          <table:table-cell office:value-type="float" office:value="7.63" table:style-name="ce19">
            <text:p>7.63</text:p>
          </table:table-cell>
          <table:table-cell office:value-type="float" office:value="43859" table:style-name="ce18">
            <text:p>43,859</text:p>
          </table:table-cell>
          <table:table-cell office:value-type="float" office:value="22944" table:style-name="ce18">
            <text:p>22,944</text:p>
          </table:table-cell>
          <table:table-cell office:value-type="float" office:value="20915" table:style-name="ce18">
            <text:p>20,915</text:p>
          </table:table-cell>
          <table:table-cell office:value-type="float" office:value="8.48" table:style-name="ce19">
            <text:p>8.48</text:p>
          </table:table-cell>
          <table:table-cell office:value-type="float" office:value="33015" table:style-name="ce18">
            <text:p>33,015</text:p>
          </table:table-cell>
          <table:table-cell office:value-type="float" office:value="17372" table:style-name="ce18">
            <text:p>17,372</text:p>
          </table:table-cell>
          <table:table-cell office:value-type="float" office:value="15643" table:style-name="ce18">
            <text:p>15,643</text:p>
          </table:table-cell>
          <table:table-cell office:value-type="float" office:value="6.38" table:style-name="ce19">
            <text:p>6.38</text:p>
          </table:table-cell>
          <table:table-cell office:value-type="float" office:value="430854" table:style-name="ce18">
            <text:p>430,854</text:p>
          </table:table-cell>
          <table:table-cell office:value-type="float" office:value="223946" table:style-name="ce18">
            <text:p>223,946</text:p>
          </table:table-cell>
          <table:table-cell office:value-type="float" office:value="206908" table:style-name="ce18">
            <text:p>206,908</text:p>
          </table:table-cell>
          <table:table-cell office:value-type="float" office:value="83.28" table:style-name="ce19">
            <text:p>83.28</text:p>
          </table:table-cell>
          <table:table-cell office:value-type="float" office:value="90876" table:style-name="ce18">
            <text:p>90,876</text:p>
          </table:table-cell>
          <table:table-cell office:value-type="float" office:value="41311" table:style-name="ce18">
            <text:p>41,311</text:p>
          </table:table-cell>
          <table:table-cell office:value-type="float" office:value="49565" table:style-name="ce18">
            <text:p>49,565</text:p>
          </table:table-cell>
          <table:table-cell office:value-type="float" office:value="17.57" table:style-name="ce17">
            <text:p>17.57</text:p>
          </table:table-cell>
          <table:table-cell table:number-columns-repeated="16352"/>
        </table:table-row>
        <table:table-row table:style-name="ro9">
          <table:table-cell office:value-type="string" table:style-name="ce20">
            <text:p>屏東縣</text:p>
          </table:table-cell>
          <table:table-cell office:value-type="float" office:value="838584" table:style-name="ce18">
            <text:p>838,584</text:p>
          </table:table-cell>
          <table:table-cell office:value-type="float" office:value="429362" table:style-name="ce18">
            <text:p>429,362</text:p>
          </table:table-cell>
          <table:table-cell office:value-type="float" office:value="409222" table:style-name="ce18">
            <text:p>409,222</text:p>
          </table:table-cell>
          <table:table-cell office:value-type="float" office:value="27720" table:style-name="ce18">
            <text:p>27,720</text:p>
          </table:table-cell>
          <table:table-cell office:value-type="float" office:value="14424" table:style-name="ce18">
            <text:p>14,424</text:p>
          </table:table-cell>
          <table:table-cell office:value-type="float" office:value="13296" table:style-name="ce18">
            <text:p>13,296</text:p>
          </table:table-cell>
          <table:table-cell office:value-type="float" office:value="3.31" table:style-name="ce19">
            <text:p>3.31</text:p>
          </table:table-cell>
          <table:table-cell office:value-type="float" office:value="38328" table:style-name="ce18">
            <text:p>38,328</text:p>
          </table:table-cell>
          <table:table-cell office:value-type="float" office:value="19991" table:style-name="ce18">
            <text:p>19,991</text:p>
          </table:table-cell>
          <table:table-cell office:value-type="float" office:value="18337" table:style-name="ce18">
            <text:p>18,337</text:p>
          </table:table-cell>
          <table:table-cell office:value-type="float" office:value="4.57" table:style-name="ce19">
            <text:p>4.57</text:p>
          </table:table-cell>
          <table:table-cell office:value-type="float" office:value="71145" table:style-name="ce18">
            <text:p>71,145</text:p>
          </table:table-cell>
          <table:table-cell office:value-type="float" office:value="37137" table:style-name="ce18">
            <text:p>37,137</text:p>
          </table:table-cell>
          <table:table-cell office:value-type="float" office:value="34008" table:style-name="ce18">
            <text:p>34,008</text:p>
          </table:table-cell>
          <table:table-cell office:value-type="float" office:value="8.48" table:style-name="ce19">
            <text:p>8.48</text:p>
          </table:table-cell>
          <table:table-cell office:value-type="float" office:value="78711" table:style-name="ce18">
            <text:p>78,711</text:p>
          </table:table-cell>
          <table:table-cell office:value-type="float" office:value="41159" table:style-name="ce18">
            <text:p>41,159</text:p>
          </table:table-cell>
          <table:table-cell office:value-type="float" office:value="37552" table:style-name="ce18">
            <text:p>37,552</text:p>
          </table:table-cell>
          <table:table-cell office:value-type="float" office:value="9.39" table:style-name="ce19">
            <text:p>9.39</text:p>
          </table:table-cell>
          <table:table-cell office:value-type="float" office:value="53841" table:style-name="ce18">
            <text:p>53,841</text:p>
          </table:table-cell>
          <table:table-cell office:value-type="float" office:value="28157" table:style-name="ce18">
            <text:p>28,157</text:p>
          </table:table-cell>
          <table:table-cell office:value-type="float" office:value="25684" table:style-name="ce18">
            <text:p>25,684</text:p>
          </table:table-cell>
          <table:table-cell office:value-type="float" office:value="6.42" table:style-name="ce19">
            <text:p>6.42</text:p>
          </table:table-cell>
          <table:table-cell office:value-type="float" office:value="690201" table:style-name="ce18">
            <text:p>690,201</text:p>
          </table:table-cell>
          <table:table-cell office:value-type="float" office:value="351787" table:style-name="ce18">
            <text:p>351,787</text:p>
          </table:table-cell>
          <table:table-cell office:value-type="float" office:value="338414" table:style-name="ce18">
            <text:p>338,414</text:p>
          </table:table-cell>
          <table:table-cell office:value-type="float" office:value="82.31" table:style-name="ce19">
            <text:p>82.31</text:p>
          </table:table-cell>
          <table:table-cell office:value-type="float" office:value="124330" table:style-name="ce18">
            <text:p>124,330</text:p>
          </table:table-cell>
          <table:table-cell office:value-type="float" office:value="58705" table:style-name="ce18">
            <text:p>58,705</text:p>
          </table:table-cell>
          <table:table-cell office:value-type="float" office:value="65625" table:style-name="ce18">
            <text:p>65,625</text:p>
          </table:table-cell>
          <table:table-cell office:value-type="float" office:value="14.83" table:style-name="ce17">
            <text:p>14.83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臺東縣</text:p>
          </table:table-cell>
          <table:table-cell office:value-type="float" office:value="221504" table:style-name="ce18">
            <text:p>221,504</text:p>
          </table:table-cell>
          <table:table-cell office:value-type="float" office:value="114637" table:style-name="ce18">
            <text:p>114,637</text:p>
          </table:table-cell>
          <table:table-cell office:value-type="float" office:value="106867" table:style-name="ce18">
            <text:p>106,867</text:p>
          </table:table-cell>
          <table:table-cell office:value-type="float" office:value="8288" table:style-name="ce18">
            <text:p>8,288</text:p>
          </table:table-cell>
          <table:table-cell office:value-type="float" office:value="4305" table:style-name="ce18">
            <text:p>4,305</text:p>
          </table:table-cell>
          <table:table-cell office:value-type="float" office:value="3983" table:style-name="ce18">
            <text:p>3,983</text:p>
          </table:table-cell>
          <table:table-cell office:value-type="float" office:value="3.74" table:style-name="ce19">
            <text:p>3.74</text:p>
          </table:table-cell>
          <table:table-cell office:value-type="float" office:value="11478" table:style-name="ce18">
            <text:p>11,478</text:p>
          </table:table-cell>
          <table:table-cell office:value-type="float" office:value="5909" table:style-name="ce18">
            <text:p>5,909</text:p>
          </table:table-cell>
          <table:table-cell office:value-type="float" office:value="5569" table:style-name="ce18">
            <text:p>5,569</text:p>
          </table:table-cell>
          <table:table-cell office:value-type="float" office:value="5.18" table:style-name="ce19">
            <text:p>5.18</text:p>
          </table:table-cell>
          <table:table-cell office:value-type="float" office:value="20932" table:style-name="ce18">
            <text:p>20,932</text:p>
          </table:table-cell>
          <table:table-cell office:value-type="float" office:value="10933" table:style-name="ce18">
            <text:p>10,933</text:p>
          </table:table-cell>
          <table:table-cell office:value-type="float" office:value="9999" table:style-name="ce18">
            <text:p>9,999</text:p>
          </table:table-cell>
          <table:table-cell office:value-type="float" office:value="9.4499999999999993" table:style-name="ce19">
            <text:p>9.45</text:p>
          </table:table-cell>
          <table:table-cell office:value-type="float" office:value="23014" table:style-name="ce18">
            <text:p>23,014</text:p>
          </table:table-cell>
          <table:table-cell office:value-type="float" office:value="12049" table:style-name="ce18">
            <text:p>12,049</text:p>
          </table:table-cell>
          <table:table-cell office:value-type="float" office:value="10965" table:style-name="ce18">
            <text:p>10,965</text:p>
          </table:table-cell>
          <table:table-cell office:value-type="float" office:value="10.39" table:style-name="ce19">
            <text:p>10.39</text:p>
          </table:table-cell>
          <table:table-cell office:value-type="float" office:value="14844" table:style-name="ce18">
            <text:p>14,844</text:p>
          </table:table-cell>
          <table:table-cell office:value-type="float" office:value="7736" table:style-name="ce18">
            <text:p>7,736</text:p>
          </table:table-cell>
          <table:table-cell office:value-type="float" office:value="7108" table:style-name="ce18">
            <text:p>7,108</text:p>
          </table:table-cell>
          <table:table-cell office:value-type="float" office:value="6.7" table:style-name="ce19">
            <text:p>6.70</text:p>
          </table:table-cell>
          <table:table-cell office:value-type="float" office:value="179594" table:style-name="ce18">
            <text:p>179,594</text:p>
          </table:table-cell>
          <table:table-cell office:value-type="float" office:value="92807" table:style-name="ce18">
            <text:p>92,807</text:p>
          </table:table-cell>
          <table:table-cell office:value-type="float" office:value="86787" table:style-name="ce18">
            <text:p>86,787</text:p>
          </table:table-cell>
          <table:table-cell office:value-type="float" office:value="81.08" table:style-name="ce19">
            <text:p>81.08</text:p>
          </table:table-cell>
          <table:table-cell office:value-type="float" office:value="32586" table:style-name="ce18">
            <text:p>32,586</text:p>
          </table:table-cell>
          <table:table-cell office:value-type="float" office:value="15068" table:style-name="ce18">
            <text:p>15,068</text:p>
          </table:table-cell>
          <table:table-cell office:value-type="float" office:value="17518" table:style-name="ce18">
            <text:p>17,518</text:p>
          </table:table-cell>
          <table:table-cell office:value-type="float" office:value="14.71" table:style-name="ce17">
            <text:p>14.71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花蓮縣</text:p>
          </table:table-cell>
          <table:table-cell office:value-type="float" office:value="331372" table:style-name="ce18">
            <text:p>331,372</text:p>
          </table:table-cell>
          <table:table-cell office:value-type="float" office:value="168800" table:style-name="ce18">
            <text:p>168,800</text:p>
          </table:table-cell>
          <table:table-cell office:value-type="float" office:value="162572" table:style-name="ce18">
            <text:p>162,572</text:p>
          </table:table-cell>
          <table:table-cell office:value-type="float" office:value="13287" table:style-name="ce18">
            <text:p>13,287</text:p>
          </table:table-cell>
          <table:table-cell office:value-type="float" office:value="6921" table:style-name="ce18">
            <text:p>6,921</text:p>
          </table:table-cell>
          <table:table-cell office:value-type="float" office:value="6366" table:style-name="ce18">
            <text:p>6,366</text:p>
          </table:table-cell>
          <table:table-cell office:value-type="float" office:value="4.01" table:style-name="ce19">
            <text:p>4.01</text:p>
          </table:table-cell>
          <table:table-cell office:value-type="float" office:value="18138" table:style-name="ce18">
            <text:p>18,138</text:p>
          </table:table-cell>
          <table:table-cell office:value-type="float" office:value="9506" table:style-name="ce18">
            <text:p>9,506</text:p>
          </table:table-cell>
          <table:table-cell office:value-type="float" office:value="8632" table:style-name="ce18">
            <text:p>8,632</text:p>
          </table:table-cell>
          <table:table-cell office:value-type="float" office:value="5.47" table:style-name="ce19">
            <text:p>5.47</text:p>
          </table:table-cell>
          <table:table-cell office:value-type="float" office:value="31837" table:style-name="ce18">
            <text:p>31,837</text:p>
          </table:table-cell>
          <table:table-cell office:value-type="float" office:value="16661" table:style-name="ce18">
            <text:p>16,661</text:p>
          </table:table-cell>
          <table:table-cell office:value-type="float" office:value="15176" table:style-name="ce18">
            <text:p>15,176</text:p>
          </table:table-cell>
          <table:table-cell office:value-type="float" office:value="9.61" table:style-name="ce19">
            <text:p>9.61</text:p>
          </table:table-cell>
          <table:table-cell office:value-type="float" office:value="34965" table:style-name="ce18">
            <text:p>34,965</text:p>
          </table:table-cell>
          <table:table-cell office:value-type="float" office:value="18304" table:style-name="ce18">
            <text:p>18,304</text:p>
          </table:table-cell>
          <table:table-cell office:value-type="float" office:value="16661" table:style-name="ce18">
            <text:p>16,661</text:p>
          </table:table-cell>
          <table:table-cell office:value-type="float" office:value="10.55" table:style-name="ce19">
            <text:p>10.55</text:p>
          </table:table-cell>
          <table:table-cell office:value-type="float" office:value="21770" table:style-name="ce18">
            <text:p>21,770</text:p>
          </table:table-cell>
          <table:table-cell office:value-type="float" office:value="11424" table:style-name="ce18">
            <text:p>11,424</text:p>
          </table:table-cell>
          <table:table-cell office:value-type="float" office:value="10346" table:style-name="ce18">
            <text:p>10,346</text:p>
          </table:table-cell>
          <table:table-cell office:value-type="float" office:value="6.57" table:style-name="ce19">
            <text:p>6.57</text:p>
          </table:table-cell>
          <table:table-cell office:value-type="float" office:value="268532" table:style-name="ce18">
            <text:p>268,532</text:p>
          </table:table-cell>
          <table:table-cell office:value-type="float" office:value="135897" table:style-name="ce18">
            <text:p>135,897</text:p>
          </table:table-cell>
          <table:table-cell office:value-type="float" office:value="132635" table:style-name="ce18">
            <text:p>132,635</text:p>
          </table:table-cell>
          <table:table-cell office:value-type="float" office:value="81.040000000000006" table:style-name="ce19">
            <text:p>81.04</text:p>
          </table:table-cell>
          <table:table-cell office:value-type="float" office:value="47557" table:style-name="ce18">
            <text:p>47,557</text:p>
          </table:table-cell>
          <table:table-cell office:value-type="float" office:value="22170" table:style-name="ce18">
            <text:p>22,170</text:p>
          </table:table-cell>
          <table:table-cell office:value-type="float" office:value="25387" table:style-name="ce18">
            <text:p>25,387</text:p>
          </table:table-cell>
          <table:table-cell office:value-type="float" office:value="14.35" table:style-name="ce17">
            <text:p>14.35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澎湖縣</text:p>
          </table:table-cell>
          <table:table-cell office:value-type="float" office:value="102329" table:style-name="ce18">
            <text:p>102,329</text:p>
          </table:table-cell>
          <table:table-cell office:value-type="float" office:value="52744" table:style-name="ce18">
            <text:p>52,744</text:p>
          </table:table-cell>
          <table:table-cell office:value-type="float" office:value="49585" table:style-name="ce18">
            <text:p>49,585</text:p>
          </table:table-cell>
          <table:table-cell office:value-type="float" office:value="4278" table:style-name="ce18">
            <text:p>4,278</text:p>
          </table:table-cell>
          <table:table-cell office:value-type="float" office:value="2257" table:style-name="ce18">
            <text:p>2,257</text:p>
          </table:table-cell>
          <table:table-cell office:value-type="float" office:value="2021" table:style-name="ce18">
            <text:p>2,021</text:p>
          </table:table-cell>
          <table:table-cell office:value-type="float" office:value="4.18" table:style-name="ce19">
            <text:p>4.18</text:p>
          </table:table-cell>
          <table:table-cell office:value-type="float" office:value="5446" table:style-name="ce18">
            <text:p>5,446</text:p>
          </table:table-cell>
          <table:table-cell office:value-type="float" office:value="2849" table:style-name="ce18">
            <text:p>2,849</text:p>
          </table:table-cell>
          <table:table-cell office:value-type="float" office:value="2597" table:style-name="ce18">
            <text:p>2,597</text:p>
          </table:table-cell>
          <table:table-cell office:value-type="float" office:value="5.32" table:style-name="ce19">
            <text:p>5.32</text:p>
          </table:table-cell>
          <table:table-cell office:value-type="float" office:value="8913" table:style-name="ce18">
            <text:p>8,913</text:p>
          </table:table-cell>
          <table:table-cell office:value-type="float" office:value="4633" table:style-name="ce18">
            <text:p>4,633</text:p>
          </table:table-cell>
          <table:table-cell office:value-type="float" office:value="4280" table:style-name="ce18">
            <text:p>4,280</text:p>
          </table:table-cell>
          <table:table-cell office:value-type="float" office:value="8.7100000000000009" table:style-name="ce19">
            <text:p>8.71</text:p>
          </table:table-cell>
          <table:table-cell office:value-type="float" office:value="9724" table:style-name="ce18">
            <text:p>9,724</text:p>
          </table:table-cell>
          <table:table-cell office:value-type="float" office:value="5078" table:style-name="ce18">
            <text:p>5,078</text:p>
          </table:table-cell>
          <table:table-cell office:value-type="float" office:value="4646" table:style-name="ce18">
            <text:p>4,646</text:p>
          </table:table-cell>
          <table:table-cell office:value-type="float" office:value="9.5" table:style-name="ce19">
            <text:p>9.50</text:p>
          </table:table-cell>
          <table:table-cell office:value-type="float" office:value="5799" table:style-name="ce18">
            <text:p>5,799</text:p>
          </table:table-cell>
          <table:table-cell office:value-type="float" office:value="3089" table:style-name="ce18">
            <text:p>3,089</text:p>
          </table:table-cell>
          <table:table-cell office:value-type="float" office:value="2710" table:style-name="ce18">
            <text:p>2,710</text:p>
          </table:table-cell>
          <table:table-cell office:value-type="float" office:value="5.67" table:style-name="ce19">
            <text:p>5.67</text:p>
          </table:table-cell>
          <table:table-cell office:value-type="float" office:value="84612" table:style-name="ce18">
            <text:p>84,612</text:p>
          </table:table-cell>
          <table:table-cell office:value-type="float" office:value="43449" table:style-name="ce18">
            <text:p>43,449</text:p>
          </table:table-cell>
          <table:table-cell office:value-type="float" office:value="41163" table:style-name="ce18">
            <text:p>41,163</text:p>
          </table:table-cell>
          <table:table-cell office:value-type="float" office:value="82.69" table:style-name="ce19">
            <text:p>82.69</text:p>
          </table:table-cell>
          <table:table-cell office:value-type="float" office:value="15242" table:style-name="ce18">
            <text:p>15,242</text:p>
          </table:table-cell>
          <table:table-cell office:value-type="float" office:value="7047" table:style-name="ce18">
            <text:p>7,047</text:p>
          </table:table-cell>
          <table:table-cell office:value-type="float" office:value="8195" table:style-name="ce18">
            <text:p>8,195</text:p>
          </table:table-cell>
          <table:table-cell office:value-type="float" office:value="14.9" table:style-name="ce17">
            <text:p>14.90</text:p>
          </table:table-cell>
          <table:table-cell table:number-columns-repeated="16352"/>
        </table:table-row>
        <table:table-row table:style-name="ro8">
          <table:table-cell office:value-type="string" table:style-name="ce20">
            <text:p>基隆市</text:p>
          </table:table-cell>
          <table:table-cell office:value-type="float" office:value="371837" table:style-name="ce18">
            <text:p>371,837</text:p>
          </table:table-cell>
          <table:table-cell office:value-type="float" office:value="186587" table:style-name="ce18">
            <text:p>186,587</text:p>
          </table:table-cell>
          <table:table-cell office:value-type="float" office:value="185250" table:style-name="ce18">
            <text:p>185,250</text:p>
          </table:table-cell>
          <table:table-cell office:value-type="float" office:value="11643" table:style-name="ce18">
            <text:p>11,643</text:p>
          </table:table-cell>
          <table:table-cell office:value-type="float" office:value="6018" table:style-name="ce18">
            <text:p>6,018</text:p>
          </table:table-cell>
          <table:table-cell office:value-type="float" office:value="5625" table:style-name="ce18">
            <text:p>5,625</text:p>
          </table:table-cell>
          <table:table-cell office:value-type="float" office:value="3.13" table:style-name="ce19">
            <text:p>3.13</text:p>
          </table:table-cell>
          <table:table-cell office:value-type="float" office:value="16300" table:style-name="ce18">
            <text:p>16,300</text:p>
          </table:table-cell>
          <table:table-cell office:value-type="float" office:value="8424" table:style-name="ce18">
            <text:p>8,424</text:p>
          </table:table-cell>
          <table:table-cell office:value-type="float" office:value="7876" table:style-name="ce18">
            <text:p>7,876</text:p>
          </table:table-cell>
          <table:table-cell office:value-type="float" office:value="4.38" table:style-name="ce19">
            <text:p>4.38</text:p>
          </table:table-cell>
          <table:table-cell office:value-type="float" office:value="30640" table:style-name="ce18">
            <text:p>30,640</text:p>
          </table:table-cell>
          <table:table-cell office:value-type="float" office:value="15880" table:style-name="ce18">
            <text:p>15,880</text:p>
          </table:table-cell>
          <table:table-cell office:value-type="float" office:value="14760" table:style-name="ce18">
            <text:p>14,760</text:p>
          </table:table-cell>
          <table:table-cell office:value-type="float" office:value="8.24" table:style-name="ce19">
            <text:p>8.24</text:p>
          </table:table-cell>
          <table:table-cell office:value-type="float" office:value="33849" table:style-name="ce18">
            <text:p>33,849</text:p>
          </table:table-cell>
          <table:table-cell office:value-type="float" office:value="17610" table:style-name="ce18">
            <text:p>17,610</text:p>
          </table:table-cell>
          <table:table-cell office:value-type="float" office:value="16239" table:style-name="ce18">
            <text:p>16,239</text:p>
          </table:table-cell>
          <table:table-cell office:value-type="float" office:value="9.1" table:style-name="ce19">
            <text:p>9.10</text:p>
          </table:table-cell>
          <table:table-cell office:value-type="float" office:value="23788" table:style-name="ce18">
            <text:p>23,788</text:p>
          </table:table-cell>
          <table:table-cell office:value-type="float" office:value="12452" table:style-name="ce18">
            <text:p>12,452</text:p>
          </table:table-cell>
          <table:table-cell office:value-type="float" office:value="11336" table:style-name="ce18">
            <text:p>11,336</text:p>
          </table:table-cell>
          <table:table-cell office:value-type="float" office:value="6.4" table:style-name="ce19">
            <text:p>6.40</text:p>
          </table:table-cell>
          <table:table-cell office:value-type="float" office:value="307441" table:style-name="ce18">
            <text:p>307,441</text:p>
          </table:table-cell>
          <table:table-cell office:value-type="float" office:value="153041" table:style-name="ce18">
            <text:p>153,041</text:p>
          </table:table-cell>
          <table:table-cell office:value-type="float" office:value="154400" table:style-name="ce18">
            <text:p>154,400</text:p>
          </table:table-cell>
          <table:table-cell office:value-type="float" office:value="82.68" table:style-name="ce19">
            <text:p>82.68</text:p>
          </table:table-cell>
          <table:table-cell office:value-type="float" office:value="50362" table:style-name="ce18">
            <text:p>50,362</text:p>
          </table:table-cell>
          <table:table-cell office:value-type="float" office:value="23022" table:style-name="ce18">
            <text:p>23,022</text:p>
          </table:table-cell>
          <table:table-cell office:value-type="float" office:value="27340" table:style-name="ce18">
            <text:p>27,340</text:p>
          </table:table-cell>
          <table:table-cell office:value-type="float" office:value="13.54" table:style-name="ce17">
            <text:p>13.54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新竹市</text:p>
          </table:table-cell>
          <table:table-cell office:value-type="float" office:value="435238" table:style-name="ce18">
            <text:p>435,238</text:p>
          </table:table-cell>
          <table:table-cell office:value-type="float" office:value="215235" table:style-name="ce18">
            <text:p>215,235</text:p>
          </table:table-cell>
          <table:table-cell office:value-type="float" office:value="220003" table:style-name="ce18">
            <text:p>220,003</text:p>
          </table:table-cell>
          <table:table-cell office:value-type="float" office:value="26074" table:style-name="ce18">
            <text:p>26,074</text:p>
          </table:table-cell>
          <table:table-cell office:value-type="float" office:value="13504" table:style-name="ce18">
            <text:p>13,504</text:p>
          </table:table-cell>
          <table:table-cell office:value-type="float" office:value="12570" table:style-name="ce18">
            <text:p>12,570</text:p>
          </table:table-cell>
          <table:table-cell office:value-type="float" office:value="5.99" table:style-name="ce19">
            <text:p>5.99</text:p>
          </table:table-cell>
          <table:table-cell office:value-type="float" office:value="35694" table:style-name="ce18">
            <text:p>35,694</text:p>
          </table:table-cell>
          <table:table-cell office:value-type="float" office:value="18498" table:style-name="ce18">
            <text:p>18,498</text:p>
          </table:table-cell>
          <table:table-cell office:value-type="float" office:value="17196" table:style-name="ce18">
            <text:p>17,196</text:p>
          </table:table-cell>
          <table:table-cell office:value-type="float" office:value="8.1999999999999993" table:style-name="ce19">
            <text:p>8.20</text:p>
          </table:table-cell>
          <table:table-cell office:value-type="float" office:value="60794" table:style-name="ce18">
            <text:p>60,794</text:p>
          </table:table-cell>
          <table:table-cell office:value-type="float" office:value="31690" table:style-name="ce18">
            <text:p>31,690</text:p>
          </table:table-cell>
          <table:table-cell office:value-type="float" office:value="29104" table:style-name="ce18">
            <text:p>29,104</text:p>
          </table:table-cell>
          <table:table-cell office:value-type="float" office:value="13.97" table:style-name="ce19">
            <text:p>13.97</text:p>
          </table:table-cell>
          <table:table-cell office:value-type="float" office:value="65768" table:style-name="ce18">
            <text:p>65,768</text:p>
          </table:table-cell>
          <table:table-cell office:value-type="float" office:value="34293" table:style-name="ce18">
            <text:p>34,293</text:p>
          </table:table-cell>
          <table:table-cell office:value-type="float" office:value="31475" table:style-name="ce18">
            <text:p>31,475</text:p>
          </table:table-cell>
          <table:table-cell office:value-type="float" office:value="15.11" table:style-name="ce19">
            <text:p>15.11</text:p>
          </table:table-cell>
          <table:table-cell office:value-type="float" office:value="32437" table:style-name="ce18">
            <text:p>32,437</text:p>
          </table:table-cell>
          <table:table-cell office:value-type="float" office:value="16936" table:style-name="ce18">
            <text:p>16,936</text:p>
          </table:table-cell>
          <table:table-cell office:value-type="float" office:value="15501" table:style-name="ce18">
            <text:p>15,501</text:p>
          </table:table-cell>
          <table:table-cell office:value-type="float" office:value="7.45" table:style-name="ce19">
            <text:p>7.45</text:p>
          </table:table-cell>
          <table:table-cell office:value-type="float" office:value="330595" table:style-name="ce18">
            <text:p>330,595</text:p>
          </table:table-cell>
          <table:table-cell office:value-type="float" office:value="160684" table:style-name="ce18">
            <text:p>160,684</text:p>
          </table:table-cell>
          <table:table-cell office:value-type="float" office:value="169911" table:style-name="ce18">
            <text:p>169,911</text:p>
          </table:table-cell>
          <table:table-cell office:value-type="float" office:value="75.959999999999994" table:style-name="ce19">
            <text:p>75.96</text:p>
          </table:table-cell>
          <table:table-cell office:value-type="float" office:value="46797" table:style-name="ce18">
            <text:p>46,797</text:p>
          </table:table-cell>
          <table:table-cell office:value-type="float" office:value="21042" table:style-name="ce18">
            <text:p>21,042</text:p>
          </table:table-cell>
          <table:table-cell office:value-type="float" office:value="25755" table:style-name="ce18">
            <text:p>25,755</text:p>
          </table:table-cell>
          <table:table-cell office:value-type="float" office:value="10.75" table:style-name="ce17">
            <text:p>10.75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嘉義市</text:p>
          </table:table-cell>
          <table:table-cell office:value-type="float" office:value="270254" table:style-name="ce18">
            <text:p>270,254</text:p>
          </table:table-cell>
          <table:table-cell office:value-type="float" office:value="131733" table:style-name="ce18">
            <text:p>131,733</text:p>
          </table:table-cell>
          <table:table-cell office:value-type="float" office:value="138521" table:style-name="ce18">
            <text:p>138,521</text:p>
          </table:table-cell>
          <table:table-cell office:value-type="float" office:value="11203" table:style-name="ce18">
            <text:p>11,203</text:p>
          </table:table-cell>
          <table:table-cell office:value-type="float" office:value="5829" table:style-name="ce18">
            <text:p>5,829</text:p>
          </table:table-cell>
          <table:table-cell office:value-type="float" office:value="5374" table:style-name="ce18">
            <text:p>5,374</text:p>
          </table:table-cell>
          <table:table-cell office:value-type="float" office:value="4.1500000000000004" table:style-name="ce19">
            <text:p>4.15</text:p>
          </table:table-cell>
          <table:table-cell office:value-type="float" office:value="15832" table:style-name="ce18">
            <text:p>15,832</text:p>
          </table:table-cell>
          <table:table-cell office:value-type="float" office:value="8229" table:style-name="ce18">
            <text:p>8,229</text:p>
          </table:table-cell>
          <table:table-cell office:value-type="float" office:value="7603" table:style-name="ce18">
            <text:p>7,603</text:p>
          </table:table-cell>
          <table:table-cell office:value-type="float" office:value="5.86" table:style-name="ce19">
            <text:p>5.86</text:p>
          </table:table-cell>
          <table:table-cell office:value-type="float" office:value="29328" table:style-name="ce18">
            <text:p>29,328</text:p>
          </table:table-cell>
          <table:table-cell office:value-type="float" office:value="15335" table:style-name="ce18">
            <text:p>15,335</text:p>
          </table:table-cell>
          <table:table-cell office:value-type="float" office:value="13993" table:style-name="ce18">
            <text:p>13,993</text:p>
          </table:table-cell>
          <table:table-cell office:value-type="float" office:value="10.85" table:style-name="ce19">
            <text:p>10.85</text:p>
          </table:table-cell>
          <table:table-cell office:value-type="float" office:value="32559" table:style-name="ce18">
            <text:p>32,559</text:p>
          </table:table-cell>
          <table:table-cell office:value-type="float" office:value="17047" table:style-name="ce18">
            <text:p>17,047</text:p>
          </table:table-cell>
          <table:table-cell office:value-type="float" office:value="15512" table:style-name="ce18">
            <text:p>15,512</text:p>
          </table:table-cell>
          <table:table-cell office:value-type="float" office:value="12.05" table:style-name="ce19">
            <text:p>12.05</text:p>
          </table:table-cell>
          <table:table-cell office:value-type="float" office:value="21531" table:style-name="ce18">
            <text:p>21,531</text:p>
          </table:table-cell>
          <table:table-cell office:value-type="float" office:value="11304" table:style-name="ce18">
            <text:p>11,304</text:p>
          </table:table-cell>
          <table:table-cell office:value-type="float" office:value="10227" table:style-name="ce18">
            <text:p>10,227</text:p>
          </table:table-cell>
          <table:table-cell office:value-type="float" office:value="7.97" table:style-name="ce19">
            <text:p>7.97</text:p>
          </table:table-cell>
          <table:table-cell office:value-type="float" office:value="211486" table:style-name="ce18">
            <text:p>211,486</text:p>
          </table:table-cell>
          <table:table-cell office:value-type="float" office:value="101069" table:style-name="ce18">
            <text:p>101,069</text:p>
          </table:table-cell>
          <table:table-cell office:value-type="float" office:value="110417" table:style-name="ce18">
            <text:p>110,417</text:p>
          </table:table-cell>
          <table:table-cell office:value-type="float" office:value="78.25" table:style-name="ce19">
            <text:p>78.25</text:p>
          </table:table-cell>
          <table:table-cell office:value-type="float" office:value="35231" table:style-name="ce18">
            <text:p>35,231</text:p>
          </table:table-cell>
          <table:table-cell office:value-type="float" office:value="15620" table:style-name="ce18">
            <text:p>15,620</text:p>
          </table:table-cell>
          <table:table-cell office:value-type="float" office:value="19611" table:style-name="ce18">
            <text:p>19,611</text:p>
          </table:table-cell>
          <table:table-cell office:value-type="float" office:value="13.04" table:style-name="ce17">
            <text:p>13.04</text:p>
          </table:table-cell>
          <table:table-cell table:number-columns-repeated="16352"/>
        </table:table-row>
        <table:table-row table:style-name="ro10">
          <table:table-cell office:value-type="string" table:style-name="ce21">
            <text:p>福建省</text:p>
          </table:table-cell>
          <table:table-cell office:value-type="float" office:value="145721" table:style-name="ce18">
            <text:p>145,721</text:p>
          </table:table-cell>
          <table:table-cell office:value-type="float" office:value="73895" table:style-name="ce18">
            <text:p>73,895</text:p>
          </table:table-cell>
          <table:table-cell office:value-type="float" office:value="71826" table:style-name="ce18">
            <text:p>71,826</text:p>
          </table:table-cell>
          <table:table-cell office:value-type="float" office:value="6697" table:style-name="ce18">
            <text:p>6,697</text:p>
          </table:table-cell>
          <table:table-cell office:value-type="float" office:value="3498" table:style-name="ce18">
            <text:p>3,498</text:p>
          </table:table-cell>
          <table:table-cell office:value-type="float" office:value="3199" table:style-name="ce18">
            <text:p>3,199</text:p>
          </table:table-cell>
          <table:table-cell office:value-type="float" office:value="4.5999999999999996" table:style-name="ce19">
            <text:p>4.60</text:p>
          </table:table-cell>
          <table:table-cell office:value-type="float" office:value="8331" table:style-name="ce18">
            <text:p>8,331</text:p>
          </table:table-cell>
          <table:table-cell office:value-type="float" office:value="4348" table:style-name="ce18">
            <text:p>4,348</text:p>
          </table:table-cell>
          <table:table-cell office:value-type="float" office:value="3983" table:style-name="ce18">
            <text:p>3,983</text:p>
          </table:table-cell>
          <table:table-cell office:value-type="float" office:value="5.72" table:style-name="ce19">
            <text:p>5.72</text:p>
          </table:table-cell>
          <table:table-cell office:value-type="float" office:value="12460" table:style-name="ce18">
            <text:p>12,460</text:p>
          </table:table-cell>
          <table:table-cell office:value-type="float" office:value="6497" table:style-name="ce18">
            <text:p>6,497</text:p>
          </table:table-cell>
          <table:table-cell office:value-type="float" office:value="5963" table:style-name="ce18">
            <text:p>5,963</text:p>
          </table:table-cell>
          <table:table-cell office:value-type="float" office:value="8.5500000000000007" table:style-name="ce19">
            <text:p>8.55</text:p>
          </table:table-cell>
          <table:table-cell office:value-type="float" office:value="13223" table:style-name="ce18">
            <text:p>13,223</text:p>
          </table:table-cell>
          <table:table-cell office:value-type="float" office:value="6902" table:style-name="ce18">
            <text:p>6,902</text:p>
          </table:table-cell>
          <table:table-cell office:value-type="float" office:value="6321" table:style-name="ce18">
            <text:p>6,321</text:p>
          </table:table-cell>
          <table:table-cell office:value-type="float" office:value="9.07" table:style-name="ce19">
            <text:p>9.07</text:p>
          </table:table-cell>
          <table:table-cell office:value-type="float" office:value="6392" table:style-name="ce18">
            <text:p>6,392</text:p>
          </table:table-cell>
          <table:table-cell office:value-type="float" office:value="3354" table:style-name="ce18">
            <text:p>3,354</text:p>
          </table:table-cell>
          <table:table-cell office:value-type="float" office:value="3038" table:style-name="ce18">
            <text:p>3,038</text:p>
          </table:table-cell>
          <table:table-cell office:value-type="float" office:value="4.3899999999999997" table:style-name="ce19">
            <text:p>4.39</text:p>
          </table:table-cell>
          <table:table-cell office:value-type="float" office:value="122841" table:style-name="ce18">
            <text:p>122,841</text:p>
          </table:table-cell>
          <table:table-cell office:value-type="float" office:value="62055" table:style-name="ce18">
            <text:p>62,055</text:p>
          </table:table-cell>
          <table:table-cell office:value-type="float" office:value="60786" table:style-name="ce18">
            <text:p>60,786</text:p>
          </table:table-cell>
          <table:table-cell office:value-type="float" office:value="84.3" table:style-name="ce19">
            <text:p>84.30</text:p>
          </table:table-cell>
          <table:table-cell office:value-type="float" office:value="16561" table:style-name="ce18">
            <text:p>16,561</text:p>
          </table:table-cell>
          <table:table-cell office:value-type="float" office:value="8000" table:style-name="ce18">
            <text:p>8,000</text:p>
          </table:table-cell>
          <table:table-cell office:value-type="float" office:value="8561" table:style-name="ce18">
            <text:p>8,561</text:p>
          </table:table-cell>
          <table:table-cell office:value-type="float" office:value="11.36" table:style-name="ce17">
            <text:p>11.36</text:p>
          </table:table-cell>
          <table:table-cell table:number-columns-repeated="16352"/>
        </table:table-row>
        <table:table-row table:style-name="ro1">
          <table:table-cell office:value-type="string" table:style-name="ce20">
            <text:p>金門縣</text:p>
          </table:table-cell>
          <table:table-cell office:value-type="float" office:value="133185" table:style-name="ce18">
            <text:p>133,185</text:p>
          </table:table-cell>
          <table:table-cell office:value-type="float" office:value="66724" table:style-name="ce18">
            <text:p>66,724</text:p>
          </table:table-cell>
          <table:table-cell office:value-type="float" office:value="66461" table:style-name="ce18">
            <text:p>66,461</text:p>
          </table:table-cell>
          <table:table-cell office:value-type="float" office:value="6002" table:style-name="ce18">
            <text:p>6,002</text:p>
          </table:table-cell>
          <table:table-cell office:value-type="float" office:value="3146" table:style-name="ce18">
            <text:p>3,146</text:p>
          </table:table-cell>
          <table:table-cell office:value-type="float" office:value="2856" table:style-name="ce18">
            <text:p>2,856</text:p>
          </table:table-cell>
          <table:table-cell office:value-type="float" office:value="4.51" table:style-name="ce19">
            <text:p>4.51</text:p>
          </table:table-cell>
          <table:table-cell office:value-type="float" office:value="7479" table:style-name="ce18">
            <text:p>7,479</text:p>
          </table:table-cell>
          <table:table-cell office:value-type="float" office:value="3914" table:style-name="ce18">
            <text:p>3,914</text:p>
          </table:table-cell>
          <table:table-cell office:value-type="float" office:value="3565" table:style-name="ce18">
            <text:p>3,565</text:p>
          </table:table-cell>
          <table:table-cell office:value-type="float" office:value="5.62" table:style-name="ce19">
            <text:p>5.62</text:p>
          </table:table-cell>
          <table:table-cell office:value-type="float" office:value="11168" table:style-name="ce18">
            <text:p>11,168</text:p>
          </table:table-cell>
          <table:table-cell office:value-type="float" office:value="5818" table:style-name="ce18">
            <text:p>5,818</text:p>
          </table:table-cell>
          <table:table-cell office:value-type="float" office:value="5350" table:style-name="ce18">
            <text:p>5,350</text:p>
          </table:table-cell>
          <table:table-cell office:value-type="float" office:value="8.39" table:style-name="ce19">
            <text:p>8.39</text:p>
          </table:table-cell>
          <table:table-cell office:value-type="float" office:value="11862" table:style-name="ce18">
            <text:p>11,862</text:p>
          </table:table-cell>
          <table:table-cell office:value-type="float" office:value="6180" table:style-name="ce18">
            <text:p>6,180</text:p>
          </table:table-cell>
          <table:table-cell office:value-type="float" office:value="5682" table:style-name="ce18">
            <text:p>5,682</text:p>
          </table:table-cell>
          <table:table-cell office:value-type="float" office:value="8.91" table:style-name="ce19">
            <text:p>8.91</text:p>
          </table:table-cell>
          <table:table-cell office:value-type="float" office:value="5727" table:style-name="ce18">
            <text:p>5,727</text:p>
          </table:table-cell>
          <table:table-cell office:value-type="float" office:value="2972" table:style-name="ce18">
            <text:p>2,972</text:p>
          </table:table-cell>
          <table:table-cell office:value-type="float" office:value="2755" table:style-name="ce18">
            <text:p>2,755</text:p>
          </table:table-cell>
          <table:table-cell office:value-type="float" office:value="4.3" table:style-name="ce19">
            <text:p>4.30</text:p>
          </table:table-cell>
          <table:table-cell office:value-type="float" office:value="112581" table:style-name="ce18">
            <text:p>112,581</text:p>
          </table:table-cell>
          <table:table-cell office:value-type="float" office:value="56112" table:style-name="ce18">
            <text:p>56,112</text:p>
          </table:table-cell>
          <table:table-cell office:value-type="float" office:value="56469" table:style-name="ce18">
            <text:p>56,469</text:p>
          </table:table-cell>
          <table:table-cell office:value-type="float" office:value="84.53" table:style-name="ce19">
            <text:p>84.53</text:p>
          </table:table-cell>
          <table:table-cell office:value-type="float" office:value="15311" table:style-name="ce18">
            <text:p>15,311</text:p>
          </table:table-cell>
          <table:table-cell office:value-type="float" office:value="7338" table:style-name="ce18">
            <text:p>7,338</text:p>
          </table:table-cell>
          <table:table-cell office:value-type="float" office:value="7973" table:style-name="ce18">
            <text:p>7,973</text:p>
          </table:table-cell>
          <table:table-cell office:value-type="float" office:value="11.5" table:style-name="ce17">
            <text:p>11.50</text:p>
          </table:table-cell>
          <table:table-cell table:number-columns-repeated="16352"/>
        </table:table-row>
        <table:table-row table:style-name="ro8">
          <table:table-cell office:value-type="string" table:style-name="ce16">
            <text:p>連江縣</text:p>
          </table:table-cell>
          <table:table-cell office:value-type="float" office:value="12536" table:style-name="ce14">
            <text:p>12,536</text:p>
          </table:table-cell>
          <table:table-cell office:value-type="float" office:value="7171" table:style-name="ce14">
            <text:p>7,171</text:p>
          </table:table-cell>
          <table:table-cell office:value-type="float" office:value="5365" table:style-name="ce14">
            <text:p>5,365</text:p>
          </table:table-cell>
          <table:table-cell office:value-type="float" office:value="695" table:style-name="ce14">
            <text:p>695</text:p>
          </table:table-cell>
          <table:table-cell office:value-type="float" office:value="352" table:style-name="ce14">
            <text:p>352</text:p>
          </table:table-cell>
          <table:table-cell office:value-type="float" office:value="343" table:style-name="ce14">
            <text:p>343</text:p>
          </table:table-cell>
          <table:table-cell office:value-type="float" office:value="5.54" table:style-name="ce15">
            <text:p>5.54</text:p>
          </table:table-cell>
          <table:table-cell office:value-type="float" office:value="852" table:style-name="ce14">
            <text:p>852</text:p>
          </table:table-cell>
          <table:table-cell office:value-type="float" office:value="434" table:style-name="ce14">
            <text:p>434</text:p>
          </table:table-cell>
          <table:table-cell office:value-type="float" office:value="418" table:style-name="ce14">
            <text:p>418</text:p>
          </table:table-cell>
          <table:table-cell office:value-type="float" office:value="6.8" table:style-name="ce15">
            <text:p>6.80</text:p>
          </table:table-cell>
          <table:table-cell office:value-type="float" office:value="1292" table:style-name="ce14">
            <text:p>1,292</text:p>
          </table:table-cell>
          <table:table-cell office:value-type="float" office:value="679" table:style-name="ce14">
            <text:p>679</text:p>
          </table:table-cell>
          <table:table-cell office:value-type="float" office:value="613" table:style-name="ce14">
            <text:p>613</text:p>
          </table:table-cell>
          <table:table-cell office:value-type="float" office:value="10.31" table:style-name="ce15">
            <text:p>10.31</text:p>
          </table:table-cell>
          <table:table-cell office:value-type="float" office:value="1361" table:style-name="ce14">
            <text:p>1,361</text:p>
          </table:table-cell>
          <table:table-cell office:value-type="float" office:value="722" table:style-name="ce14">
            <text:p>722</text:p>
          </table:table-cell>
          <table:table-cell office:value-type="float" office:value="639" table:style-name="ce14">
            <text:p>639</text:p>
          </table:table-cell>
          <table:table-cell office:value-type="float" office:value="10.86" table:style-name="ce15">
            <text:p>10.86</text:p>
          </table:table-cell>
          <table:table-cell office:value-type="float" office:value="665" table:style-name="ce14">
            <text:p>665</text:p>
          </table:table-cell>
          <table:table-cell office:value-type="float" office:value="382" table:style-name="ce14">
            <text:p>382</text:p>
          </table:table-cell>
          <table:table-cell office:value-type="float" office:value="283" table:style-name="ce14">
            <text:p>283</text:p>
          </table:table-cell>
          <table:table-cell office:value-type="float" office:value="5.3" table:style-name="ce15">
            <text:p>5.30</text:p>
          </table:table-cell>
          <table:table-cell office:value-type="float" office:value="10260" table:style-name="ce14">
            <text:p>10,260</text:p>
          </table:table-cell>
          <table:table-cell office:value-type="float" office:value="5943" table:style-name="ce14">
            <text:p>5,943</text:p>
          </table:table-cell>
          <table:table-cell office:value-type="float" office:value="4317" table:style-name="ce14">
            <text:p>4,317</text:p>
          </table:table-cell>
          <table:table-cell office:value-type="float" office:value="81.84" table:style-name="ce15">
            <text:p>81.84</text:p>
          </table:table-cell>
          <table:table-cell office:value-type="float" office:value="1250" table:style-name="ce14">
            <text:p>1,250</text:p>
          </table:table-cell>
          <table:table-cell office:value-type="float" office:value="662" table:style-name="ce14">
            <text:p>662</text:p>
          </table:table-cell>
          <table:table-cell office:value-type="float" office:value="588" table:style-name="ce14">
            <text:p>588</text:p>
          </table:table-cell>
          <table:table-cell office:value-type="float" office:value="9.9700000000000006" table:style-name="ce13">
            <text:p>9.97</text:p>
          </table:table-cell>
          <table:table-cell table:number-columns-repeated="16352" table:style-name="ce12"/>
        </table:table-row>
        <table:table-row table:style-name="ro11">
          <table:table-cell table:style-name="ce11"/>
          <table:table-cell table:number-columns-repeated="3" table:style-name="ce10"/>
          <table:table-cell table:number-columns-repeated="3" table:style-name="ce9"/>
          <table:table-cell table:style-name="ce8"/>
          <table:table-cell table:number-columns-repeated="16" table:style-name="ce7"/>
          <table:table-cell table:number-columns-repeated="3" table:style-name="ce6"/>
          <table:table-cell table:number-columns-repeated="4" table:style-name="ce5"/>
          <table:table-cell office:value-type="string" table:style-name="ce4">
            <text:p>內政部戶政司 民國105年7月5日編製</text:p>
          </table:table-cell>
          <table:table-cell table:number-columns-repeated="16352"/>
        </table:table-row>
        <table:table-row table:style-name="ro12">
          <table:table-cell table:style-name="ce2"/>
          <table:table-cell table:number-columns-repeated="3" table:style-name="ce1"/>
          <table:table-cell table:number-columns-repeated="4" table:style-name="ce3"/>
          <table:table-cell table:number-columns-repeated="23" table:style-name="ce1"/>
          <table:table-cell table:style-name="ce2"/>
          <table:table-cell table:number-columns-repeated="16352"/>
        </table:table-row>
        <table:table-row table:number-rows-repeated="1048545" table:style-name="ro12">
          <table:table-cell table:number-columns-repeated="16384"/>
        </table:table-row>
      </table:table>
      <table:table table:name="'file:///D:/Documents%20and%20Settings/Administrator/桌面/苗栗.xls'#母體清冊" table:style-name="ta2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2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2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2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6/新表號04,05,速報3階段年齡-連結(公式)檔105.6.xls'#速報-年齡結構-新(列印版)" table:style-name="ta2">
        <table:table-source xlink:href="file:///D:/0662/A.上網月報(含1科)/105年/10506/新表號04,05,速報3階段年齡-連結(公式)檔105.6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6/新表號04,05,速報3階段年齡-連結(公式)檔105.6.xls'#速報-年齡結構-新(貼值-上網版)" table:style-name="ta2">
        <table:table-source xlink:href="file:///D:/0662/A.上網月報(含1科)/105年/10506/新表號04,05,速報3階段年齡-連結(公式)檔105.6.xls" table:table-name="速報-年齡結構-新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6/新表號04,05,速報3階段年齡-連結(公式)檔105.6.xls'#04年齡結構-列印版" table:style-name="ta2">
        <table:table-source xlink:href="file:///D:/0662/A.上網月報(含1科)/105年/10506/新表號04,05,速報3階段年齡-連結(公式)檔105.6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6/新表號04,05,速報3階段年齡-連結(公式)檔105.6.xls'#上月速報年齡結構" table:style-name="ta2">
        <table:table-source xlink:href="file:///D:/0662/A.上網月報(含1科)/105年/10506/新表號04,05,速報3階段年齡-連結(公式)檔105.6.xls" table:table-name="上月速報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6/新表號04,05,速報3階段年齡-連結(公式)檔105.6.xls'#本月-上月速報年齡結構(增減)" table:style-name="ta2">
        <table:table-source xlink:href="file:///D:/0662/A.上網月報(含1科)/105年/10506/新表號04,05,速報3階段年齡-連結(公式)檔105.6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6/新表號04,05,速報3階段年齡-連結(公式)檔105.6.xls'#人口指標0-2,6" table:style-name="ta2">
        <table:table-source xlink:href="file:///D:/0662/A.上網月報(含1科)/105年/10506/新表號04,05,速報3階段年齡-連結(公式)檔105.6.xls" table:table-name="人口指標0-2,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6/新表號04,05,速報3階段年齡-連結(公式)檔105.6.xls'#年齡結構-另給司長-不用" table:style-name="ta2">
        <table:table-source xlink:href="file:///D:/0662/A.上網月報(含1科)/105年/10506/新表號04,05,速報3階段年齡-連結(公式)檔105.6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6/新表號04,05,速報3階段年齡-連結(公式)檔105.6.xls'#速報-3階段年齡結構-不用" table:style-name="ta2">
        <table:table-source xlink:href="file:///D:/0662/A.上網月報(含1科)/105年/10506/新表號04,05,速報3階段年齡-連結(公式)檔105.6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2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2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2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齡結構.$A$1"/>
        <table:named-expression table:name="\b" table:expression="of:=[.#REF!]" table:base-cell-address="年齡結構.$A$1"/>
        <table:named-expression table:name="NAME" table:expression="of:=[.#REF!]" table:base-cell-address="年齡結構.$A$1"/>
        <table:named-expression table:name="P_1" table:expression="of:=[.#REF!]" table:base-cell-address="年齡結構.$A$1"/>
        <table:named-expression table:name="P_11" table:expression="of:=[.#REF!]" table:base-cell-address="年齡結構.$A$1"/>
        <table:named-expression table:name="P_2" table:expression="of:=[.#REF!]" table:base-cell-address="年齡結構.$A$1"/>
        <table:named-expression table:name="Print_Area" table:expression="of:=[.#REF!]" table:base-cell-address="年齡結構.$A$1"/>
        <table:named-expression table:name="PRINT_AREA_MI" table:expression="of:=[.#REF!]" table:base-cell-address="年齡結構.$A$1"/>
        <table:named-expression table:name="rd_rf_f_97y_9802_data" table:expression="of:=[.#REF!]" table:base-cell-address="年齡結構.$A$1"/>
        <table:named-expression table:name="rd_rg_f_84y_97y_data" table:expression="of:=[.#REF!]" table:base-cell-address="年齡結構.$A$1"/>
        <table:named-expression table:name="rd_rg_f_9805_data" table:expression="of:=[.#REF!]" table:base-cell-address="年齡結構.$A$1"/>
        <table:named-expression table:name="rd_rg_f_9806_data" table:expression="of:=[.#REF!]" table:base-cell-address="年齡結構.$A$1"/>
        <table:named-expression table:name="rd_rg_f_9807_data" table:expression="of:=[.#REF!]" table:base-cell-address="年齡結構.$A$1"/>
        <table:named-expression table:name="rd_rg_f_9808_data" table:expression="of:=[.#REF!]" table:base-cell-address="年齡結構.$A$1"/>
        <table:named-expression table:name="rd_rg_f_98y_9803_data" table:expression="of:=[.#REF!]" table:base-cell-address="年齡結構.$A$1"/>
        <table:named-expression table:name="rd_rg_f_98y_9804_data" table:expression="of:=[.#REF!]" table:base-cell-address="年齡結構.$A$1"/>
        <table:named-expression table:name="rd_rg_q_84y_97y_data" table:expression="of:=[.#REF!]" table:base-cell-address="年齡結構.$A$1"/>
        <table:named-expression table:name="rd_rg_q_97y_9802_data" table:expression="of:=[.#REF!]" table:base-cell-address="年齡結構.$A$1"/>
        <table:named-expression table:name="rd_rg_q_9805_data" table:expression="of:=[.#REF!]" table:base-cell-address="年齡結構.$A$1"/>
        <table:named-expression table:name="rd_rg_q_9806_data" table:expression="of:=[.#REF!]" table:base-cell-address="年齡結構.$A$1"/>
        <table:named-expression table:name="rd_rg_q_9807_data" table:expression="of:=[.#REF!]" table:base-cell-address="年齡結構.$A$1"/>
        <table:named-expression table:name="rd_rg_q_9808_data" table:expression="of:=[.#REF!]" table:base-cell-address="年齡結構.$A$1"/>
        <table:named-expression table:name="rd_rg_q_98y_9803_data" table:expression="of:=[.#REF!]" table:base-cell-address="年齡結構.$A$1"/>
        <table:named-expression table:name="rd_rg_q_98y_9804_data" table:expression="of:=[.#REF!]" table:base-cell-address="年齡結構.$A$1"/>
        <table:named-expression table:name="rd_rg_q9607" table:expression="of:=[.#REF!]" table:base-cell-address="年齡結構.$A$1"/>
        <table:named-expression table:name="rd_t_84y_97y_data" table:expression="of:=[.#REF!]" table:base-cell-address="年齡結構.$A$1"/>
        <table:named-expression table:name="rd_t_97y_9802_data" table:expression="of:=[.#REF!]" table:base-cell-address="年齡結構.$A$1"/>
        <table:named-expression table:name="rd_t_9805_data" table:expression="of:=[.#REF!]" table:base-cell-address="年齡結構.$A$1"/>
        <table:named-expression table:name="rd_t_9806_data" table:expression="of:=[.#REF!]" table:base-cell-address="年齡結構.$A$1"/>
        <table:named-expression table:name="rd_t_9807_data" table:expression="of:=[.#REF!]" table:base-cell-address="年齡結構.$A$1"/>
        <table:named-expression table:name="rd_t_9808_data" table:expression="of:=[.#REF!]" table:base-cell-address="年齡結構.$A$1"/>
        <table:named-expression table:name="rd_t_98y_9803_data" table:expression="of:=[.#REF!]" table:base-cell-address="年齡結構.$A$1"/>
        <table:named-expression table:name="rd_t_98y_9804_data" table:expression="of:=[.#REF!]" table:base-cell-address="年齡結構.$A$1"/>
        <table:named-expression table:name="rd_t9607" table:expression="of:=[.#REF!]" table:base-cell-address="年齡結構.$A$1"/>
        <table:named-expression table:name="月底人口數" table:expression="of:=[.#REF!]" table:base-cell-address="年齡結構.$A$1"/>
        <table:named-expression table:name="出生" table:expression="of:=[.#REF!]" table:base-cell-address="年齡結構.$A$1"/>
        <table:named-expression table:name="死亡" table:expression="of:=[.#REF!]" table:base-cell-address="年齡結構.$A$1"/>
        <table:named-expression table:name="結婚" table:expression="of:=[.#REF!]" table:base-cell-address="年齡結構.$A$1"/>
        <table:named-expression table:name="鄰數戶數" table:expression="of:=[.#REF!]" table:base-cell-address="年齡結構.$A$1"/>
        <table:named-expression table:name="離婚" table:expression="of:=[.#REF!]" table:base-cell-address="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細明體" svg:font-family="細明體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48P0">
      <number:number number:decimal-places="2" number:min-integer-digits="1" number:grouping="true"/>
    </number:number-style>
    <number:number-style style:name="N48P1">
      <number:text>–</number:text>
      <number:number number:decimal-places="2" number:min-integer-digits="1" number:grouping="true"/>
    </number:number-style>
    <number:text-style style:name="N48">
      <number:text>—</number:text>
      <style:map style:condition="value()&gt;0" style:apply-style-name="N48P0"/>
      <style:map style:condition="value()&lt;0" style:apply-style-name="N48P1"/>
    </number:text-style>
    <number:number-style style:name="N49P0">
      <number:number number:decimal-places="0" number:min-integer-digits="1" number:grouping="true"/>
    </number:number-style>
    <number:number-style style:name="N49P1">
      <number:text>-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/>
    </style:style>
    <style:style style:name="_19968__33324__Book3" style:display-name="一般_Book3" style:family="table-cell" style:data-style-name="N0">
      <style:table-cell-properties style:vertical-align="automatic" fo:background-color="transparen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</style:style>
    <style:style style:name="_21315__20998__20301__91_0_93_" style:display-name="千分位[0]" style:family="table-cell" style:data-style-name="N50"/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07-05T06:07:08Z</meta:creation-date>
    <dc:date>2016-12-09T01:58:57Z</dc:date>
  </office:meta>
</office:document-meta>
</file>